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6f3b5b" officeooo:paragraph-rsid="006f3b5b"/>
    </style:style>
    <style:style style:name="P2" style:family="paragraph" style:parent-style-name="Standard">
      <style:text-properties officeooo:rsid="002390f2" officeooo:paragraph-rsid="002390f2"/>
    </style:style>
    <style:style style:name="P3" style:family="paragraph" style:parent-style-name="Standard">
      <style:text-properties officeooo:rsid="002390f2" officeooo:paragraph-rsid="0045bc04"/>
    </style:style>
    <style:style style:name="P4" style:family="paragraph" style:parent-style-name="Standard">
      <style:text-properties officeooo:rsid="002390f2" officeooo:paragraph-rsid="006113a4"/>
    </style:style>
    <style:style style:name="P5" style:family="paragraph" style:parent-style-name="Standard">
      <style:text-properties officeooo:rsid="002390f2" officeooo:paragraph-rsid="006c04c2"/>
    </style:style>
    <style:style style:name="P6" style:family="paragraph" style:parent-style-name="Standard">
      <style:text-properties officeooo:rsid="00318035" officeooo:paragraph-rsid="00318035"/>
    </style:style>
    <style:style style:name="P7" style:family="paragraph" style:parent-style-name="Standard">
      <style:text-properties officeooo:rsid="00318035" officeooo:paragraph-rsid="003758f7"/>
    </style:style>
    <style:style style:name="P8" style:family="paragraph" style:parent-style-name="Standard">
      <style:text-properties officeooo:rsid="0031e463" officeooo:paragraph-rsid="0031e463"/>
    </style:style>
    <style:style style:name="P9" style:family="paragraph" style:parent-style-name="Standard">
      <style:text-properties officeooo:rsid="0032c02d" officeooo:paragraph-rsid="003a927b"/>
    </style:style>
    <style:style style:name="P10" style:family="paragraph" style:parent-style-name="Standard">
      <style:text-properties officeooo:rsid="0032c02d" officeooo:paragraph-rsid="003c6198"/>
    </style:style>
    <style:style style:name="P11" style:family="paragraph" style:parent-style-name="Standard">
      <style:text-properties officeooo:rsid="0032c02d" officeooo:paragraph-rsid="003e47ae"/>
    </style:style>
    <style:style style:name="P12" style:family="paragraph" style:parent-style-name="Standard">
      <style:text-properties officeooo:rsid="0032c02d" officeooo:paragraph-rsid="004049a5"/>
    </style:style>
    <style:style style:name="P13" style:family="paragraph" style:parent-style-name="Standard">
      <style:text-properties officeooo:rsid="0032c02d" officeooo:paragraph-rsid="007ca8a9"/>
    </style:style>
    <style:style style:name="P14" style:family="paragraph" style:parent-style-name="Standard">
      <style:text-properties officeooo:rsid="003e47ae" officeooo:paragraph-rsid="003e47ae"/>
    </style:style>
    <style:style style:name="P15" style:family="paragraph" style:parent-style-name="Standard">
      <style:text-properties officeooo:rsid="003e47ae" officeooo:paragraph-rsid="003f4019"/>
    </style:style>
    <style:style style:name="P16" style:family="paragraph" style:parent-style-name="Standard">
      <style:text-properties officeooo:rsid="003f4019" officeooo:paragraph-rsid="003f4019"/>
    </style:style>
    <style:style style:name="P17" style:family="paragraph" style:parent-style-name="Standard">
      <style:text-properties officeooo:rsid="003f6038" officeooo:paragraph-rsid="003f6038"/>
    </style:style>
    <style:style style:name="P18" style:family="paragraph" style:parent-style-name="Standard">
      <style:text-properties officeooo:rsid="0049f6cf" officeooo:paragraph-rsid="0049f6cf"/>
    </style:style>
    <style:style style:name="P19" style:family="paragraph" style:parent-style-name="Standard">
      <style:text-properties officeooo:rsid="004c1910" officeooo:paragraph-rsid="004c1910"/>
    </style:style>
    <style:style style:name="P20" style:family="paragraph" style:parent-style-name="Standard">
      <style:text-properties officeooo:rsid="0052c788" officeooo:paragraph-rsid="00687683"/>
    </style:style>
    <style:style style:name="P21" style:family="paragraph" style:parent-style-name="Standard">
      <style:text-properties officeooo:rsid="0057f6bb" officeooo:paragraph-rsid="006113a4"/>
    </style:style>
    <style:style style:name="P22" style:family="paragraph" style:parent-style-name="Standard">
      <style:text-properties officeooo:rsid="005a534d" officeooo:paragraph-rsid="00728cd1"/>
    </style:style>
    <style:style style:name="P23" style:family="paragraph" style:parent-style-name="Standard">
      <style:text-properties officeooo:rsid="005a534d" officeooo:paragraph-rsid="0074005e"/>
    </style:style>
    <style:style style:name="P24" style:family="paragraph" style:parent-style-name="Standard">
      <style:text-properties officeooo:rsid="002479b8" officeooo:paragraph-rsid="00680fd4"/>
    </style:style>
    <style:style style:name="P25" style:family="paragraph" style:parent-style-name="Standard">
      <style:text-properties officeooo:rsid="002479b8" officeooo:paragraph-rsid="004f01ce"/>
    </style:style>
    <style:style style:name="P26" style:family="paragraph" style:parent-style-name="Standard">
      <style:text-properties officeooo:rsid="002479b8" officeooo:paragraph-rsid="0074005e"/>
    </style:style>
    <style:style style:name="P27" style:family="paragraph" style:parent-style-name="Standard">
      <style:text-properties officeooo:rsid="00476f3a" officeooo:paragraph-rsid="006a7e68"/>
    </style:style>
    <style:style style:name="P28" style:family="paragraph" style:parent-style-name="Standard">
      <style:text-properties officeooo:rsid="003a927b" officeooo:paragraph-rsid="003c6198"/>
    </style:style>
    <style:style style:name="P29" style:family="paragraph" style:parent-style-name="Standard">
      <style:text-properties officeooo:rsid="00560d4f" officeooo:paragraph-rsid="00560d4f"/>
    </style:style>
    <style:style style:name="P30" style:family="paragraph" style:parent-style-name="Standard">
      <style:text-properties officeooo:rsid="0075daa6" officeooo:paragraph-rsid="00560d4f"/>
    </style:style>
    <style:style style:name="P31" style:family="paragraph" style:parent-style-name="Standard">
      <style:text-properties officeooo:rsid="0052cf19" officeooo:paragraph-rsid="00687683"/>
    </style:style>
    <style:style style:name="P32" style:family="paragraph" style:parent-style-name="Standard">
      <style:text-properties officeooo:rsid="005ac924" officeooo:paragraph-rsid="0074005e"/>
    </style:style>
    <style:style style:name="P33" style:family="paragraph" style:parent-style-name="Standard">
      <style:text-properties officeooo:rsid="007f7042" officeooo:paragraph-rsid="007f7042"/>
    </style:style>
    <style:style style:name="P34" style:family="paragraph" style:parent-style-name="Standard">
      <style:text-properties officeooo:rsid="00815123" officeooo:paragraph-rsid="00815123"/>
    </style:style>
    <style:style style:name="P35" style:family="paragraph" style:parent-style-name="Standard">
      <style:text-properties officeooo:rsid="0081dde0" officeooo:paragraph-rsid="0081dde0"/>
    </style:style>
    <style:style style:name="P36" style:family="paragraph" style:parent-style-name="Standard">
      <style:text-properties officeooo:rsid="0085a0b3" officeooo:paragraph-rsid="00863280"/>
    </style:style>
    <style:style style:name="P37" style:family="paragraph" style:parent-style-name="Text_20_body">
      <style:text-properties officeooo:rsid="006f3b5b" officeooo:paragraph-rsid="0074005e"/>
    </style:style>
    <style:style style:name="P38" style:family="paragraph" style:parent-style-name="Standard">
      <style:text-properties officeooo:rsid="002479b8" officeooo:paragraph-rsid="00a62488"/>
    </style:style>
    <style:style style:name="P39" style:family="paragraph" style:parent-style-name="Standard">
      <style:text-properties officeooo:rsid="00863280" officeooo:paragraph-rsid="009f3090"/>
    </style:style>
    <style:style style:name="P40" style:family="paragraph" style:parent-style-name="Standard">
      <style:text-properties officeooo:rsid="0069ac7e" officeooo:paragraph-rsid="00a6cfb8"/>
    </style:style>
    <style:style style:name="P41" style:family="paragraph" style:parent-style-name="Standard">
      <style:text-properties officeooo:rsid="008d3fb3" officeooo:paragraph-rsid="008d3fb3"/>
    </style:style>
    <style:style style:name="P42" style:family="paragraph" style:parent-style-name="Standard">
      <style:text-properties officeooo:rsid="0057f6bb" officeooo:paragraph-rsid="006113a4"/>
    </style:style>
    <style:style style:name="P43" style:family="paragraph" style:parent-style-name="Standard">
      <style:text-properties officeooo:rsid="008e0cb7" officeooo:paragraph-rsid="008e0cb7"/>
    </style:style>
    <style:style style:name="P44" style:family="paragraph" style:parent-style-name="Standard">
      <style:text-properties officeooo:rsid="0087827c" officeooo:paragraph-rsid="00a62488"/>
    </style:style>
    <style:style style:name="P45" style:family="paragraph" style:parent-style-name="Standard">
      <style:text-properties officeooo:rsid="00a0d46f" officeooo:paragraph-rsid="00a38e15"/>
    </style:style>
    <style:style style:name="P46" style:family="paragraph" style:parent-style-name="Standard">
      <style:text-properties officeooo:rsid="00a52eb6" officeooo:paragraph-rsid="00a52eb6"/>
    </style:style>
    <style:style style:name="P47" style:family="paragraph" style:parent-style-name="Standard">
      <style:text-properties officeooo:rsid="002390f2" officeooo:paragraph-rsid="00a62488"/>
    </style:style>
    <style:style style:name="P48" style:family="paragraph" style:parent-style-name="Standard">
      <style:text-properties officeooo:rsid="0085a0b3" officeooo:paragraph-rsid="00a62488"/>
    </style:style>
    <style:style style:name="P49" style:family="paragraph" style:parent-style-name="Standard">
      <style:text-properties officeooo:rsid="0085a0b3" officeooo:paragraph-rsid="00a7403e"/>
    </style:style>
    <style:style style:name="P50" style:family="paragraph" style:parent-style-name="Standard">
      <style:text-properties officeooo:rsid="00a7403e" officeooo:paragraph-rsid="00a7403e"/>
    </style:style>
    <style:style style:name="P51" style:family="paragraph" style:parent-style-name="Standard">
      <style:text-properties officeooo:rsid="00a7403e" officeooo:paragraph-rsid="00aaa8f9"/>
    </style:style>
    <style:style style:name="P52" style:family="paragraph" style:parent-style-name="Standard">
      <style:text-properties officeooo:rsid="00aa1a5e" officeooo:paragraph-rsid="00aa1a5e"/>
    </style:style>
    <style:style style:name="P53" style:family="paragraph" style:parent-style-name="Standard">
      <style:text-properties officeooo:rsid="00ab1605" officeooo:paragraph-rsid="00ab1605"/>
    </style:style>
    <style:style style:name="P54" style:family="paragraph" style:parent-style-name="Standard">
      <style:text-properties officeooo:rsid="00ac8572" officeooo:paragraph-rsid="00ac8572"/>
    </style:style>
    <style:style style:name="P55" style:family="paragraph" style:parent-style-name="Standard">
      <style:text-properties officeooo:rsid="00ad9cc0" officeooo:paragraph-rsid="00ad9cc0"/>
    </style:style>
    <style:style style:name="P56" style:family="paragraph" style:parent-style-name="Text_20_body">
      <style:text-properties officeooo:rsid="006f3b5b" officeooo:paragraph-rsid="0073c2f7"/>
    </style:style>
    <style:style style:name="P57" style:family="paragraph" style:parent-style-name="Text_20_body">
      <style:text-properties officeooo:rsid="006f3b5b" officeooo:paragraph-rsid="00aaa8f9"/>
    </style:style>
    <style:style style:name="P58" style:family="paragraph" style:parent-style-name="Text_20_body">
      <style:text-properties officeooo:rsid="00910ddd" officeooo:paragraph-rsid="00910ddd"/>
    </style:style>
    <style:style style:name="P59" style:family="paragraph" style:parent-style-name="Text_20_body">
      <style:text-properties officeooo:rsid="007bdce5" officeooo:paragraph-rsid="007bdce5"/>
    </style:style>
    <style:style style:name="P60" style:family="paragraph" style:parent-style-name="Text_20_body">
      <style:text-properties officeooo:rsid="00ab1605" officeooo:paragraph-rsid="00ab1605"/>
    </style:style>
    <style:style style:name="P61" style:family="paragraph" style:parent-style-name="Heading_20_3" style:list-style-name=""/>
    <style:style style:name="P62" style:family="paragraph" style:parent-style-name="Heading_20_3">
      <style:paragraph-properties fo:break-before="page"/>
    </style:style>
    <style:style style:name="P63" style:family="paragraph" style:parent-style-name="Heading_20_3">
      <style:paragraph-properties fo:break-before="page"/>
      <style:text-properties officeooo:rsid="0052cf19"/>
    </style:style>
    <style:style style:name="P64" style:family="paragraph" style:parent-style-name="Heading_20_4">
      <style:text-properties officeooo:rsid="007bdce5" officeooo:paragraph-rsid="007bdce5"/>
    </style:style>
    <style:style style:name="P65" style:family="paragraph" style:parent-style-name="Heading_20_4">
      <style:text-properties officeooo:rsid="003a927b"/>
    </style:style>
    <style:style style:name="P66" style:family="paragraph" style:parent-style-name="Heading_20_4">
      <style:text-properties officeooo:rsid="003c6198"/>
    </style:style>
    <style:style style:name="P67" style:family="paragraph" style:parent-style-name="Heading_20_4">
      <style:text-properties officeooo:rsid="006f3b5b" officeooo:paragraph-rsid="007068d7"/>
    </style:style>
    <style:style style:name="P68" style:family="paragraph" style:parent-style-name="Heading_20_4">
      <style:text-properties officeooo:rsid="0087827c"/>
    </style:style>
    <style:style style:name="P69" style:family="paragraph" style:parent-style-name="Heading_20_4">
      <style:text-properties officeooo:paragraph-rsid="00a62488"/>
    </style:style>
    <style:style style:name="P70" style:family="paragraph">
      <style:paragraph-properties fo:text-align="center"/>
    </style:style>
    <style:style style:name="P71" style:family="paragraph">
      <loext:graphic-properties draw:fill-color="#bce4e5"/>
      <style:paragraph-properties fo:text-align="center"/>
    </style:style>
    <style:style style:name="P72" style:family="paragraph">
      <loext:graphic-properties draw:fill-color="#adc5e7"/>
      <style:paragraph-properties fo:text-align="center"/>
    </style:style>
    <style:style style:name="P73" style:family="paragraph">
      <loext:graphic-properties draw:fill-color="#999999"/>
    </style:style>
    <style:style style:name="P74" style:family="paragraph">
      <loext:graphic-properties draw:fill-color="#f68e76"/>
      <style:text-properties fo:font-size="12pt"/>
    </style:style>
    <style:style style:name="P75" style:family="paragraph">
      <loext:graphic-properties draw:fill-color="#f68e76"/>
    </style:style>
    <style:style style:name="P76" style:family="paragraph">
      <loext:graphic-properties draw:fill-color="#666666"/>
    </style:style>
    <style:style style:name="P77" style:family="paragraph">
      <loext:graphic-properties draw:fill-color="#009598"/>
    </style:style>
    <style:style style:name="P78" style:family="paragraph">
      <loext:graphic-properties draw:fill="none" draw:fill-color="#ffffff"/>
      <style:text-properties fo:font-size="12pt"/>
    </style:style>
    <style:style style:name="P79" style:family="paragraph">
      <loext:graphic-properties draw:fill-color="#fcd3c1"/>
      <style:paragraph-properties fo:text-align="center"/>
    </style:style>
    <style:style style:name="P80" style:family="paragraph">
      <loext:graphic-properties draw:fill-color="#f8aa97"/>
    </style:style>
    <style:style style:name="T1" style:family="text">
      <style:text-properties officeooo:rsid="00718533"/>
    </style:style>
    <style:style style:name="T2" style:family="text">
      <style:text-properties officeooo:rsid="002479b8"/>
    </style:style>
    <style:style style:name="T3" style:family="text">
      <style:text-properties officeooo:rsid="0025cbf0"/>
    </style:style>
    <style:style style:name="T4" style:family="text">
      <style:text-properties officeooo:rsid="002983fc"/>
    </style:style>
    <style:style style:name="T5" style:family="text">
      <style:text-properties officeooo:rsid="0031e463"/>
    </style:style>
    <style:style style:name="T6" style:family="text">
      <style:text-properties officeooo:rsid="0032c02d"/>
    </style:style>
    <style:style style:name="T7" style:family="text">
      <style:text-properties officeooo:rsid="003393f1"/>
    </style:style>
    <style:style style:name="T8" style:family="text">
      <style:text-properties officeooo:rsid="003758f7"/>
    </style:style>
    <style:style style:name="T9" style:family="text">
      <style:text-properties officeooo:rsid="003884e0"/>
    </style:style>
    <style:style style:name="T10" style:family="text">
      <style:text-properties officeooo:rsid="0039a11d"/>
    </style:style>
    <style:style style:name="T11" style:family="text">
      <style:text-properties officeooo:rsid="003a119f"/>
    </style:style>
    <style:style style:name="T12" style:family="text">
      <style:text-properties officeooo:rsid="003f4019"/>
    </style:style>
    <style:style style:name="T13" style:family="text">
      <style:text-properties officeooo:rsid="003f6038"/>
    </style:style>
    <style:style style:name="T14" style:family="text">
      <style:text-properties officeooo:rsid="004ac2cb"/>
    </style:style>
    <style:style style:name="T15" style:family="text">
      <style:text-properties officeooo:rsid="004c1910"/>
    </style:style>
    <style:style style:name="T16" style:family="text">
      <style:text-properties officeooo:rsid="004d0ffa"/>
    </style:style>
    <style:style style:name="T17" style:family="text">
      <style:text-properties officeooo:rsid="0052c788"/>
    </style:style>
    <style:style style:name="T18" style:family="text">
      <style:text-properties officeooo:rsid="00560d4f"/>
    </style:style>
    <style:style style:name="T19" style:family="text">
      <style:text-properties officeooo:rsid="0057f6bb"/>
    </style:style>
    <style:style style:name="T20" style:family="text">
      <style:text-properties officeooo:rsid="0059a447"/>
    </style:style>
    <style:style style:name="T21" style:family="text">
      <style:text-properties officeooo:rsid="005ac924"/>
    </style:style>
    <style:style style:name="T22" style:family="text">
      <style:text-properties officeooo:rsid="005f5aa4"/>
    </style:style>
    <style:style style:name="T23" style:family="text">
      <style:text-properties officeooo:rsid="006113a4"/>
    </style:style>
    <style:style style:name="T24" style:family="text">
      <style:text-properties officeooo:rsid="00667503"/>
    </style:style>
    <style:style style:name="T25" style:family="text">
      <style:text-properties officeooo:rsid="0069ac7e"/>
    </style:style>
    <style:style style:name="T26" style:family="text">
      <style:text-properties officeooo:rsid="0073c2f7"/>
    </style:style>
    <style:style style:name="T27" style:family="text">
      <style:text-properties officeooo:rsid="0074005e"/>
    </style:style>
    <style:style style:name="T28" style:family="text">
      <style:text-properties officeooo:rsid="007ca8a9"/>
    </style:style>
    <style:style style:name="T29" style:family="text">
      <style:text-properties officeooo:rsid="007cefb1"/>
    </style:style>
    <style:style style:name="T30" style:family="text">
      <style:text-properties officeooo:rsid="007db3c3"/>
    </style:style>
    <style:style style:name="T31" style:family="text">
      <style:text-properties officeooo:rsid="007f7042"/>
    </style:style>
    <style:style style:name="T32" style:family="text">
      <style:text-properties officeooo:rsid="00830e00"/>
    </style:style>
    <style:style style:name="T33" style:family="text">
      <style:text-properties officeooo:rsid="0085a0b3"/>
    </style:style>
    <style:style style:name="T34" style:family="text">
      <style:text-properties officeooo:rsid="00863280"/>
    </style:style>
    <style:style style:name="T35" style:family="text">
      <style:text-properties officeooo:rsid="00883339"/>
    </style:style>
    <style:style style:name="T36" style:family="text">
      <style:text-properties officeooo:rsid="008a3016"/>
    </style:style>
    <style:style style:name="T37" style:family="text">
      <style:text-properties style:text-position="super 58%" officeooo:rsid="002479b8" fo:background-color="#fff200" loext:char-shading-value="0"/>
    </style:style>
    <style:style style:name="T38" style:family="text">
      <style:text-properties style:text-position="super 58%" officeooo:rsid="008af2cb" fo:background-color="#fff200" loext:char-shading-value="0"/>
    </style:style>
    <style:style style:name="T39" style:family="text">
      <style:text-properties officeooo:rsid="008d3fb3"/>
    </style:style>
    <style:style style:name="T40" style:family="text">
      <style:text-properties officeooo:rsid="009282b5"/>
    </style:style>
    <style:style style:name="T41" style:family="text">
      <style:text-properties officeooo:rsid="002479b8" fo:background-color="#fff200" loext:char-shading-value="0"/>
    </style:style>
    <style:style style:name="T42" style:family="text">
      <style:text-properties officeooo:rsid="00960da0" fo:background-color="#fff200" loext:char-shading-value="0"/>
    </style:style>
    <style:style style:name="T43" style:family="text">
      <style:text-properties officeooo:rsid="00883339" fo:background-color="#fff200" loext:char-shading-value="0"/>
    </style:style>
    <style:style style:name="T44" style:family="text">
      <style:text-properties fo:background-color="#fff200" loext:char-shading-value="0"/>
    </style:style>
    <style:style style:name="T45" style:family="text">
      <style:text-properties officeooo:rsid="0085a0b3" fo:background-color="#fff200" loext:char-shading-value="0"/>
    </style:style>
    <style:style style:name="T46" style:family="text">
      <style:text-properties officeooo:rsid="00a531fb" fo:background-color="#fff200" loext:char-shading-value="0"/>
    </style:style>
    <style:style style:name="T47" style:family="text">
      <style:text-properties officeooo:rsid="00a6cfb8" fo:background-color="#fff200" loext:char-shading-value="0"/>
    </style:style>
    <style:style style:name="T48" style:family="text">
      <style:text-properties officeooo:rsid="009d5e6a"/>
    </style:style>
    <style:style style:name="T49" style:family="text">
      <style:text-properties officeooo:rsid="00a2c2de"/>
    </style:style>
    <style:style style:name="T50" style:family="text">
      <style:text-properties officeooo:rsid="00a62488"/>
    </style:style>
    <style:style style:name="T51" style:family="text">
      <style:text-properties officeooo:rsid="00a661d9"/>
    </style:style>
    <style:style style:name="T52" style:family="text">
      <style:text-properties officeooo:rsid="00a6cfb8"/>
    </style:style>
    <style:style style:name="T53" style:family="text">
      <style:text-properties officeooo:rsid="00a7403e"/>
    </style:style>
    <style:style style:name="T54" style:family="text">
      <style:text-properties officeooo:rsid="00aa1a5e"/>
    </style:style>
    <style:style style:name="T55" style:family="text">
      <style:text-properties officeooo:rsid="00aaa8f9"/>
    </style:style>
    <style:style style:name="T56" style:family="text">
      <style:text-properties officeooo:rsid="00ac8572"/>
    </style:style>
    <style:style style:name="T57" style:family="text">
      <style:text-properties fo:font-size="12pt"/>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draw:fill-color="#bce4e5" draw:textarea-horizontal-align="justify" draw:textarea-vertical-align="middle" draw:auto-grow-height="false" fo:min-height="1.565cm" fo:min-width="3.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adc5e7" draw:textarea-horizontal-align="justify" draw:textarea-vertical-align="middle" draw:auto-grow-height="false" fo:min-height="1.566cm" fo:min-width="3.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bce4e5" draw:textarea-horizontal-align="justify" draw:textarea-vertical-align="middle" draw:auto-grow-height="false" fo:min-height="0.928cm" fo:min-width="2.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adc5e7" draw:textarea-horizontal-align="justify" draw:textarea-vertical-align="middle" draw:auto-grow-height="false" fo:min-height="0.928cm" fo:min-width="2.1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color="#999999" draw:textarea-horizontal-align="justify" draw:textarea-vertical-align="middle" draw:auto-grow-height="false" fo:min-height="4.001cm" fo:min-width="0.3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color="#bce4e5" draw:textarea-horizontal-align="justify" draw:textarea-vertical-align="middle" draw:auto-grow-height="false" fo:min-height="1.566cm" fo:min-width="3.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color="#adc5e7" draw:textarea-horizontal-align="justify" draw:textarea-vertical-align="middle" draw:auto-grow-height="false" fo:min-height="1.565cm" fo:min-width="3.8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color="#f68e76" draw:textarea-horizontal-align="center" draw:textarea-vertical-align="middle" draw:auto-grow-height="false" fo:min-height="16.836cm" fo:min-width="0.875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color="#f68e76" draw:textarea-horizontal-align="justify" draw:textarea-vertical-align="middle" draw:auto-grow-height="false" fo:min-height="0.183cm" fo:min-width="1.3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68e76" draw:textarea-horizontal-align="justify" draw:textarea-vertical-align="middle" draw:auto-grow-height="false" fo:min-height="0.198cm" fo:min-width="1.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f68e76" draw:textarea-horizontal-align="justify" draw:textarea-vertical-align="middle" draw:auto-grow-height="false" fo:min-height="0.185cm" fo:min-width="1.1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color="#f68e76" draw:textarea-horizontal-align="justify" draw:textarea-vertical-align="middle" draw:auto-grow-height="false" fo:min-height="0.185cm" fo:min-width="1.2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f68e76" draw:textarea-horizontal-align="justify" draw:textarea-vertical-align="middle" draw:auto-grow-height="false" fo:min-height="0.185cm" fo:min-width="1.2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f68e76" draw:textarea-horizontal-align="justify" draw:textarea-vertical-align="middle" draw:auto-grow-height="false" fo:min-height="0.198cm" fo:min-width="1.0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color="#666666" draw:textarea-horizontal-align="justify" draw:textarea-vertical-align="middle" draw:auto-grow-height="false" fo:min-height="1.882cm" fo:min-width="0.7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999999" draw:textarea-horizontal-align="justify" draw:textarea-vertical-align="middle" draw:auto-grow-height="false" fo:min-height="1.348cm" fo:min-width="0.8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color="#999999" draw:textarea-horizontal-align="justify" draw:textarea-vertical-align="middle" draw:auto-grow-height="false" fo:min-height="1.169cm" fo:min-width="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666666" draw:textarea-horizontal-align="justify" draw:textarea-vertical-align="middle" draw:auto-grow-height="false" fo:min-height="1.501cm" fo:min-width="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666666" draw:textarea-horizontal-align="justify" draw:textarea-vertical-align="middle" draw:auto-grow-height="false" fo:min-height="1.988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color="#999999" draw:textarea-horizontal-align="justify" draw:textarea-vertical-align="middle" draw:auto-grow-height="false" fo:min-height="2.118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color="#666666" draw:textarea-horizontal-align="justify" draw:textarea-vertical-align="middle" draw:auto-grow-height="false" fo:min-height="1.716cm" fo:min-width="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color="#999999" draw:textarea-horizontal-align="justify" draw:textarea-vertical-align="middle" draw:auto-grow-height="false" fo:min-height="1.713cm" fo:min-width="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color="#666666" draw:textarea-horizontal-align="justify" draw:textarea-vertical-align="middle" draw:auto-grow-height="false" fo:min-height="1.348cm" fo:min-width="0.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color="#999999" draw:textarea-horizontal-align="justify" draw:textarea-vertical-align="middle" draw:auto-grow-height="false" fo:min-height="2.06cm" fo:min-width="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color="#666666" draw:textarea-horizontal-align="justify" draw:textarea-vertical-align="middle" draw:auto-grow-height="false" fo:min-height="3.978cm" fo:min-width="0.3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fill-color="#009598" draw:textarea-horizontal-align="justify" draw:textarea-vertical-align="middle" draw:auto-grow-height="false" fo:min-height="1.625cm" fo:min-width="1.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color="#666666" draw:textarea-horizontal-align="justify" draw:textarea-vertical-align="middle" draw:auto-grow-height="false" fo:min-height="1.072cm" fo:min-width="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color="#999999" draw:textarea-horizontal-align="justify" draw:textarea-vertical-align="middle" draw:auto-grow-height="false" fo:min-height="1.288cm" fo:min-width="0.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color="#adc5e7" draw:textarea-horizontal-align="justify" draw:textarea-vertical-align="middle" draw:auto-grow-height="false" fo:min-height="1.134cm" fo:min-width="2.7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fill-color="#f68e76" draw:textarea-horizontal-align="justify" draw:textarea-vertical-align="middle" draw:auto-grow-height="false" fo:min-height="0.392cm" fo:min-width="1.2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fill-color="#fcd3c1" draw:textarea-horizontal-align="justify" draw:textarea-vertical-align="middle" draw:auto-grow-height="false" fo:min-height="2.602cm" fo:min-width="2.9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fill-color="#f8aa97" draw:textarea-horizontal-align="justify" draw:textarea-vertical-align="middle" draw:auto-grow-height="false" fo:min-height="1.591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fill-color="#f8aa97" draw:textarea-horizontal-align="justify" draw:textarea-vertical-align="middle" draw:auto-grow-height="false" fo:min-height="1.748cm" fo:min-width="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fill-color="#666666" draw:textarea-horizontal-align="justify" draw:textarea-vertical-align="middle" draw:auto-grow-height="false" fo:min-height="0.921cm" fo:min-width="0.5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fill-color="#999999" draw:textarea-horizontal-align="justify" draw:textarea-vertical-align="middle" draw:auto-grow-height="false" fo:min-height="1.711cm" fo:min-width="0.4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fill-color="#666666" draw:textarea-horizontal-align="justify" draw:textarea-vertical-align="middle" draw:auto-grow-height="false" fo:min-height="1.348cm" fo:min-width="0.1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color="#999999" draw:textarea-horizontal-align="justify" draw:textarea-vertical-align="middle" draw:auto-grow-height="false" fo:min-height="1.988cm" fo:min-width="0.1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text:p>
      <text:h text:style-name="Heading_20_4" text:outline-level="4">Objective: </text:h>
      <text:p text:style-name="P4"><text:span text:style-name="T50">Describe an infrastructure that supports the extraction of useful information from LTE and 5G event data to help operators </text:span>make informed decisions.</text:p>
      <text:p text:style-name="P2"/>
      <text:h text:style-name="Heading_20_4" text:outline-level="4">Target <text:span text:style-name="T23">audience</text:span>:</text:h>
      <text:p text:style-name="P21">Designers, Product Owners and Solution <text:span text:style-name="T25">A</text:span>rchitects with <text:span text:style-name="T20">moderate</text:span> LTE <text:span text:style-name="T36">or 5G </text:span>knowledge. <text:span text:style-name="T23">Managers of the above looking for an overview. </text:span></text:p>
      <text:p text:style-name="P21"/>
      <text:h text:style-name="P69" text:outline-level="4">Background <text:span text:style-name="T25">and Motivation</text:span>: </text:h>
      <text:p text:style-name="P47"><text:span text:style-name="T50">The </text:span>events generated on LTE <text:span text:style-name="T51">(and 5G) </text:span>networks <text:span text:style-name="T51">by the interactions between users and nodes provide detailed information </text:span>about the state of the network <text:span text:style-name="T2">and everything happening on it. So it is reasonable to think that it should be possible to utilise this information so our customers can monitor and optimise their networks and improve their return on investments. Ericsson products that attempt </text:span>to exploit this <text:span text:style-name="T50">rich source</text:span> <text:span text:style-name="T50">of data </text:span>have included ENIQ Events, CEP (Complex Event Processing), <text:span text:style-name="T50">C</text:span>SL <text:span text:style-name="T50">(Call Session Logs)</text:span> for KDDI/Softbank and <text:span text:style-name="T3">the current approach</text:span>, ASR <text:span text:style-name="T50">(Analytic Session Records)</text:span>. In <text:span text:style-name="T16">this authors </text:span>opinion, there are two <text:span text:style-name="T4">common factors </text:span>that <text:span text:style-name="T4">led to all the </text:span>previous attempts <text:span text:style-name="T4">being ultimately</text:span> <text:span text:style-name="T4">un</text:span>successful, <text:span text:style-name="T2">and since the current approach used by ASR shares the same characteristics as its predecessors, it is probable that it will have the same outcome. </text:span><text:s/></text:p>
      <text:p text:style-name="P47"/>
      <text:p text:style-name="P47">The <text:span text:style-name="T3">first </text:span>challenge that all these approaches shared was that the volume of input data <text:span text:style-name="T2">is enormous while the interesting information content is tiny. The second challenge comes from the </text:span>traditional Ericsson design philosophy <text:span text:style-name="T32">which suggests that </text:span>if data is available, <text:span text:style-name="T40">then </text:span>it <text:span text:style-name="T32">should </text:span>be processed <text:span text:style-name="T17">and stored</text:span>, <text:span text:style-name="T2">just in case somebody later finds it useful. When combined, these produce a big problem. How big is the problem? A network with ASR-L and EBS-L is sized to handle an average of 40 events per cell per second. For a network with 60k cells which is how we currently size moderately large systems, <text:s/>that is a potential for </text:span><text:span text:style-name="T41">two hundred billion (2x10</text:span><text:span text:style-name="T37">1</text:span><text:span text:style-name="T38">1</text:span><text:span text:style-name="T41">) events a day</text:span><text:span text:style-name="T46">.</text:span><text:span text:style-name="T2"> Combine that with the desire to process everything ‘in case’ it might be useful and the result is incredibly complex systems that are extremely demanding of resources with correspondingly high total costs of ownership (TCO) but which arguably only add modest value to the available data. There are tier one customers who have the capability and resources to take all this data and apply their own processing to it, but the sheer size of the systems required tends to make them untenable for tier two and three customers, while the fragility associated with the necessary complexity has resulted in tier one customers becoming dissatisfied with our previous solutions. </text:span></text:p>
      <text:p text:style-name="P47"/>
      <text:p text:style-name="P38">This proposal addresses both these challenges not with new technology, but simply by changing how we think about two specific details. <text:span text:style-name="T39">This alternative way of thinking results is a </text:span>completely new approach to extracting value from <text:span text:style-name="T39">event based </text:span>data and doing so with far lower cost and complexity then current <text:span text:style-name="T52">and previous </text:span>solutions.</text:p>
      <text:p text:style-name="P48"/>
      <text:p text:style-name="P44">The <text:span text:style-name="T53">first</text:span> idea to change is that <text:span text:style-name="T44">i</text:span><text:span text:style-name="T45">nstead of thinking about how much data is available as input</text:span><text:span text:style-name="T33">, and trying to design systems that can cope with all of it, this proposal looks to the end user to define what is valuable to</text:span> <text:span text:style-name="T43">produce a </text:span><text:span text:style-name="T44">system that </text:span><text:span text:style-name="T45">does only what is necessary to deliver </text:span><text:span text:style-name="T47">stated business objectives</text:span><text:span text:style-name="T33">. </text:span>The <text:span text:style-name="T53">second</text:span> idea <text:span text:style-name="T35">to change </text:span>is that <text:span text:style-name="T44">it is not necessary for </text:span><text:span text:style-name="T42">every </text:span><text:span text:style-name="T44">node </text:span><text:span text:style-name="T42">in</text:span><text:span text:style-name="T44"> a </text:span><text:span text:style-name="T43">network </text:span><text:span text:style-name="T44">to write to the same host and port</text:span>. <text:span text:style-name="T35">Making this trivial change which is already fully supported but not currently exploited removes the current requirement for monolithic solutions. We no longer require a single stream termination service capable of hand</text:span>ling <text:span text:style-name="T53">the 45 Terabytes of data associated with </text:span><text:soft-page-break/><text:span text:style-name="T53">over </text:span>two hundred <text:span text:style-name="T35">billion events per day through a single port. In one stroke, a major single point of failure is removed and a major hindrance to scaling (down as well as up!) is eliminated. By having multiple stream termination points instead, it is possible to have multiple simple and cheap terminators and event processors and you can run as few as desired or as many as required to met the users current business objectives regardless of whether the network has 6k, 60k or 600k cells. </text:span></text:p>
      <text:p text:style-name="P49"/>
      <text:p text:style-name="P54">Business objectives:</text:p>
      <text:p text:style-name="P54"/>
      <text:p text:style-name="P54">First, a note what is meant by business objective. </text:p>
      <text:p text:style-name="P54"/>
      <text:p text:style-name="P44"><text:span text:style-name="T33"><text:s/># Obviously certain tier one customers may still want the ability to collect all the data for every node all the time with little or no intermediate processing but since this is just a task running on a subset of nodes and the task can be run in parallel all the data for a subset of nodes running multiple times and so is achievable by throwing commodity hardware at the problem, but if we offer a mechanism that lets the end-user define what is valuable to them then we can also satisfy the needs of smaller customers and move into the much more lucrative market of adding value. </text:span></text:p>
      <text:p text:style-name="P44"/>
      <text:h text:style-name="Heading_20_4" text:outline-level="4">Terms:</text:h>
      <text:p text:style-name="P43">Event: <text:span text:style-name="T52">A message that results from the interaction between user equipment (UE) and a cell in a network. <text:s/>is managed by exchanging messages <text:s/>between the different components involved. A subset of these messages w, different messages are exchanged between the different components a series of events <text:s/>o</text:span></text:p>
      <text:p text:style-name="P43">Scanner: <text:span text:style-name="T52">Configurable software running on a node that captures a subset of the events </text:span>and forwards them to interested parties. </text:p>
      <text:p text:style-name="P43">Session: <text:span text:style-name="T50">data from a </text:span>set of events associated with interaction between <text:span text:style-name="T52">a given </text:span>cell (or node) and a particular UE. <text:s/></text:p>
      <text:h text:style-name="Heading_20_4" text:outline-level="4"/>
      <text:h text:style-name="Heading_20_4" text:outline-level="4">With this is not:</text:h>
      <text:p text:style-name="P40"><text:span text:style-name="T52">This proposal </text:span>does not define or constrain <text:span text:style-name="T52">what the </text:span>how that information should be prepared or presented, rather, it provides a mechanism that looks after the mechanics so that Solution Architects <text:span text:style-name="T27">and Network Engineers </text:span>can concentrate on adding business value. </text:p>
      <text:p text:style-name="P40">This proposal provides a mechanism by which <text:span text:style-name="T36">event</text:span> based information can be made available to the end user. It does not define or constrain how that information should be prepared or presented, rather, it provides a mechanism that looks after the mechanics so that Solution Architects <text:span text:style-name="T27">and Network Engineers </text:span>can concentrate on adding business value. </text:p>
      <text:p text:style-name="P41"><text:s/></text:p>
      <text:h text:style-name="Heading_20_4" text:outline-level="4">Example Use Case:</text:h>
      <text:p text:style-name="P56">Local node optimisation: A network engineer wishes to monitor <text:span text:style-name="T26">some characteristic of </text:span>a subset of nodes, <text:span text:style-name="T40">perhaps to validate a change before rolling it out to all nodes.</text:span> <text:span text:style-name="T26">They define a session that tells them what they need to know to be able to measure the behaviour and the system delivers those sessions in the required format to the desired destination for the selected nodes. When the task is done, the system to stop collecting that data, freeing the processing resources for other uses. </text:span></text:p>
      <text:p text:style-name="P58">Faulty Node Monitoring: A small amount of failures on any given node is to be expected, however a large amount of failures needs to be investigated. How do you detect failures and how do you determine if the number is significant enough to warrant investigation? <text:span text:style-name="T40">Absolute figures are no use </text:span><text:soft-page-break/><text:span text:style-name="T40">if a hundred failures is acceptable on a very busy node while ten failures requires investigation on a quite node. Solution: Set up an interest filter (see below) to monitor events from a subset of nodes. When it detects the target behaviour, it informs a session builder xXxXx</text:span></text:p>
      <text:h text:style-name="P68" text:outline-level="4"/>
      <text:h text:style-name="Heading_20_4" text:outline-level="4">Proposal:</text:h>
      <text:p text:style-name="P36"/>
      <text:p text:style-name="P51"><text:span text:style-name="T55">1) </text:span>Specify a business objective.</text:p>
      <text:p text:style-name="P54">EG: As a network engineer, I want information about X2 handover sessions </text:p>
      <text:p text:style-name="P53">Define a session as the subset of available information required to satisfy a given business objective. </text:p>
      <text:p text:style-name="P53"><text:span text:style-name="T56">Separately</text:span> define the desired output formating <text:span text:style-name="T56">and delivery mechanism. </text:span>(<text:span text:style-name="T56">Eg Avro schemas on a Kafka bus, loader files to a SQL database etc…)</text:span></text:p>
      <text:p text:style-name="P53"/>
      <text:p text:style-name="P57"><text:span text:style-name="T55">Examples 1 </text:span>Local node optimisation: A network engineer wishes to monitor <text:span text:style-name="T26">some characteristic for </text:span>a subset of nodes, <text:span text:style-name="T40">perhaps to validate a change before rolling it out to all nodes.</text:span> <text:span text:style-name="T26">They define a session that tells them what they need to know to be able to measure the behaviour and the system delivers those sessions in the required format to the desired destination for the selected nodes. When the task is done, the system to stop collecting that data, freeing the processing resources for other uses.</text:span></text:p>
      <text:p text:style-name="P60">2) Analyse </text:p>
      <text:p text:style-name="P51"><text:span text:style-name="T54">Eg be able to monitor X2 handovers, </text:span></text:p>
      <text:p text:style-name="P50"/>
      <text:p text:style-name="P52">A session is defined as the information that would be valuable to to the end user. It is made by selecting from the available source in formation </text:p>
      <text:p text:style-name="P52"/>
      <text:p text:style-name="P55">There is an argument that events should be parsed early so that they do not have to be parsed again. The counter to this is that there is no point in parsing data that will not be used. If you know </text:p>
      <text:p text:style-name="P55"/>
      <text:p text:style-name="P52"/>
      <text:p text:style-name="P52">While it is possible to produce the selected session for every node in the network, this is rarely a calculate the </text:p>
      <text:p text:style-name="P39"><text:span text:style-name="T48">Taking as a starting point that not all events arrive at the same port and that value comes from processing data for a subset of nodes into sessions defined by the end user, this proposal shows one way in which a simple, scalable and updatable solution can be produced that adds significant value to end users. </text:span></text:p>
      <text:p text:style-name="P39"/>
      <text:p text:style-name="P45">Borrowing ideas from the mico-services and the original Unix philosophy, <text:span text:style-name="T49">we will produce a solution that combines components, each of which does one thing well. The problem is divided into two parts, defining what the output session should contain, and distributing those sessions for a selected set of nodes.</text:span></text:p>
      <text:p text:style-name="P45"/>
      <text:p text:style-name="P46">The former problem requires the ability to select from the list of what is available (the node schema) and </text:p>
      <text:p text:style-name="P39">For example, a user investigating X2 handovers in South Dublin does not care about call drops in Donegal, </text:p>
      <text:p text:style-name="P36"><text:soft-page-break/></text:p>
      <text:p text:style-name="P24">Figure A shows the proposed work flow which uses the well established Model-View-Controller (MVC) design pattern to provide a full feedback loop such that only the data the operator has expressed an interest in consuming needs to be processed, with all uninteresting data being discarded as soon as possible. In this way, the system can be sized for the output desired rather then the traditional approach of sizing for the input available thus producing significant savings in the hardware requirements <text:span text:style-name="T28">which </text:span>reduces the TCO so helping make the product more appealing to customers, <text:span text:style-name="T28">while also leaving more resources available to add value to the data</text:span>.</text:p>
      <text:p text:style-name="P3"/>
      <text:p text:style-name="P25">The other significant difference between this <text:span text:style-name="T34">design </text:span>and previous <text:span text:style-name="T34">approaches</text:span> is in its approach to scalability. Instead of targeting a fixed load with a fixed traffic pattern on fixed resources, this system is designed such that a given component with given resources can efficiently process a given (quite modest) load and the mechanism of adding additional components to exploit additional resources in a liner manner is documented and tested. This makes the scaling of the system to suit the customers output requirements a simple budgetary and resource allocation decision which the customer can adjust to suit their own needs rather then a software design and deployment issue as is currently the case. A secondary benefit of this scaling approach is that by having no single point of failure, the system has designed in resilience so does not require the duplication of hardware and resources that traditional HA approaches usually demand which increase TCO but do not benefit Ericsson. The third, but possibly most important, benefit of this approach is that any and every component can be upgraded at runtime without bringing the system down and with minimal loss of data, relieving a major pain point that our customers have been complaining about for many years. </text:p>
      <text:p text:style-name="P3"/>
      <text:p text:style-name="P27">One of the significant advantages of adopting the MVC design pattern is that instead of Ericsson engineers having to decide everything that the end-user might like to see and hard coding that logic into the delivered product, the paying customer gets to decide, and can change their mind at runtime. The Model uses information from the Controller to decide what sessions need to be produced and what they should contain leaving the View to worry about how to format and where to publish the information. If the operator wants to change what they get, they can use the Controller to indicate what they would prefer and it will update the Model and View as appropriate. Obviously Ericsson engineers need to provide the tools and the capabilities that the customer can chose from, but it is no longer necessary to second guess the customers detailed needs or to attempt to provide one-size-fits-all solutions. </text:p>
      <text:p text:style-name="P4"/>
      <text:h text:style-name="P64" text:outline-level="4"/>
      <text:p text:style-name="P59"/>
      <text:p text:style-name="P59"/>
      <text:p text:style-name="P59"/>
      <text:p text:style-name="P59"/>
      <text:p text:style-name="P59"/>
      <text:p text:style-name="P59"/>
      <text:h text:style-name="P62" text:outline-level="3"><draw:custom-shape text:anchor-type="paragraph" draw:z-index="0" draw:name="Shape7" draw:style-name="gr1" draw:text-style-name="P71" svg:width="3.818cm" svg:height="1.565cm" svg:x="8.666cm" svg:y="4.53cm"><text:p text:style-name="P70">Stream Terminator</text:p><draw:enhanced-geometry svg:viewBox="0 0 21600 21600" draw:type="rectangle" draw:enhanced-path="M 0 0 L 21600 0 21600 21600 0 21600 0 0 Z N"/></draw:custom-shape><draw:custom-shape text:anchor-type="paragraph" draw:z-index="1" draw:name="Shape7" draw:style-name="gr2" draw:text-style-name="P72" svg:width="3.818cm" svg:height="1.567cm" svg:x="7.796cm" svg:y="5.433cm"><text:p text:style-name="P70">Stream Terminator</text:p><draw:enhanced-geometry svg:viewBox="0 0 21600 21600" draw:type="rectangle" draw:enhanced-path="M 0 0 L 21600 0 21600 21600 0 21600 0 0 Z N"/></draw:custom-shape><draw:custom-shape text:anchor-type="paragraph" draw:z-index="2" draw:name="Shape7" draw:style-name="gr1" draw:text-style-name="P71" svg:width="3.818cm" svg:height="1.565cm" svg:x="8.666cm" svg:y="8.05cm"><text:p text:style-name="P70">Interest Filter</text:p><draw:enhanced-geometry svg:viewBox="0 0 21600 21600" draw:type="rectangle" draw:enhanced-path="M 0 0 L 21600 0 21600 21600 0 21600 0 0 Z N"/></draw:custom-shape><draw:custom-shape text:anchor-type="paragraph" draw:z-index="30" draw:name="Shape7" draw:style-name="gr7" draw:text-style-name="P72" svg:width="3.818cm" svg:height="1.565cm" svg:x="7.89cm" svg:y="8.961cm"><text:p text:style-name="P70">Interest Filter</text:p><draw:enhanced-geometry svg:viewBox="0 0 21600 21600" draw:type="rectangle" draw:enhanced-path="M 0 0 L 21600 0 21600 21600 0 21600 0 0 Z N"/></draw:custom-shape><draw:custom-shape text:anchor-type="paragraph" draw:z-index="3" draw:name="Shape8" draw:style-name="gr3" draw:text-style-name="P71" svg:width="2.28cm" svg:height="1.759cm" svg:x="8.735cm" svg:y="10.903cm"><text:p text:style-name="P70">Holding B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4" draw:name="Shape8" draw:style-name="gr4" draw:text-style-name="P72" svg:width="2.121cm" svg:height="1.759cm" svg:x="9.449cm" svg:y="12.053cm"><text:p text:style-name="P70">Holding Bi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5" draw:name="Shape10" draw:style-name="gr5" draw:text-style-name="P73" svg:width="0.668cm" svg:height="4.62cm" svg:x="11.702cm" svg:y="9.615cm"><text:p/><draw:enhanced-geometry svg:viewBox="0 0 21600 21600" draw:text-areas="?f0 0 ?f2 ?f5" draw:type="down-arrow" draw:modifiers="15786.6028708134 5422.88135593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 draw:name="Shape7" draw:style-name="gr6" draw:text-style-name="P71" svg:width="3.818cm" svg:height="1.567cm" svg:x="8.551cm" svg:y="14.235cm"><text:p text:style-name="P70">Session Builder</text:p><draw:enhanced-geometry svg:viewBox="0 0 21600 21600" draw:type="rectangle" draw:enhanced-path="M 0 0 L 21600 0 21600 21600 0 21600 0 0 Z N"/></draw:custom-shape><draw:custom-shape text:anchor-type="paragraph" draw:z-index="7" draw:name="Shape7" draw:style-name="gr7" draw:text-style-name="P72" svg:width="3.818cm" svg:height="1.565cm" svg:x="7.814cm" svg:y="15.117cm"><text:p text:style-name="P70">Session Builder</text:p><draw:enhanced-geometry svg:viewBox="0 0 21600 21600" draw:type="rectangle" draw:enhanced-path="M 0 0 L 21600 0 21600 21600 0 21600 0 0 Z N"/></draw:custom-shape><draw:custom-shape text:anchor-type="paragraph" draw:z-index="8" draw:name="Shape12" draw:style-name="gr8" draw:text-style-name="P74" svg:width="0.911cm" svg:height="17.084cm" svg:x="5.233cm" svg:y="4.101cm"><text:p/><draw:enhanced-geometry svg:viewBox="0 0 21600 21600" draw:mirror-horizontal="false" draw:mirror-vertical="false" draw:text-areas="?f0 ?f7 ?f2 21600" draw:type="up-arrow" draw:modifiers="328.890076131962 428.936170212766"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9" draw:name="Shape17" draw:style-name="gr9" draw:text-style-name="P75" svg:width="1.502cm" svg:height="0.368cm" svg:x="6.152cm" svg:y="14.5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18" draw:style-name="gr10" draw:text-style-name="P75" svg:width="1.191cm" svg:height="0.394cm" svg:x="6.144cm" svg:y="15.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7" draw:style-name="gr1" draw:text-style-name="P71" svg:width="3.818cm" svg:height="1.565cm" svg:x="8.513cm" svg:y="18.221cm"><text:p text:style-name="P70">Distributor</text:p><draw:enhanced-geometry svg:viewBox="0 0 21600 21600" draw:type="rectangle" draw:enhanced-path="M 0 0 L 21600 0 21600 21600 0 21600 0 0 Z N"/></draw:custom-shape><draw:custom-shape text:anchor-type="paragraph" draw:z-index="12" draw:name="Shape7" draw:style-name="gr2" draw:text-style-name="P72" svg:width="3.818cm" svg:height="1.567cm" svg:x="7.832cm" svg:y="18.953cm"><text:p text:style-name="P70">Distributor</text:p><draw:enhanced-geometry svg:viewBox="0 0 21600 21600" draw:type="rectangle" draw:enhanced-path="M 0 0 L 21600 0 21600 21600 0 21600 0 0 Z N"/></draw:custom-shape><draw:custom-shape text:anchor-type="paragraph" draw:z-index="13" draw:name="Shape17" draw:style-name="gr11" draw:text-style-name="P74" svg:width="1.347cm" svg:height="0.369cm" svg:x="6.16cm" svg:y="18.36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18" draw:style-name="gr10" draw:text-style-name="P75" svg:width="1.191cm" svg:height="0.394cm" svg:x="6.145cm" svg:y="19.68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Shape17" draw:style-name="gr12" draw:text-style-name="P74" svg:width="1.458cm" svg:height="0.369cm" svg:x="6.144cm" svg:y="8.0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Shape18" draw:style-name="gr10" draw:text-style-name="P75" svg:width="1.191cm" svg:height="0.392cm" svg:x="6.144cm" svg:y="9.41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Shape17" draw:style-name="gr13" draw:text-style-name="P75" svg:width="1.426cm" svg:height="0.369cm" svg:x="6.096cm" svg:y="4.74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8" draw:name="Shape18" draw:style-name="gr14" draw:text-style-name="P74" svg:width="1.198cm" svg:height="0.396cm" svg:x="6.144cm" svg:y="6.0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9" draw:name="Shape9" draw:style-name="gr15" draw:text-style-name="P76" svg:width="1.456cm" svg:height="2.151cm" svg:x="7.521cm" svg:y="3.2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name="Shape9" draw:style-name="gr16" draw:text-style-name="P73" svg:width="1.615cm" svg:height="1.541cm" svg:x="11.305cm" svg:y="2.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1" draw:name="Shape9" draw:style-name="gr17" draw:text-style-name="P73" svg:width="0.477cm" svg:height="1.336cm" svg:x="8.95cm" svg:y="9.78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2" draw:name="Shape9" draw:style-name="gr18" draw:text-style-name="P76" svg:width="0.477cm" svg:height="1.715cm" svg:x="10.375cm" svg:y="10.5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3" draw:name="Shape9" draw:style-name="gr19" draw:text-style-name="P76" svg:width="0.343cm" svg:height="2.273cm" svg:x="7.814cm" svg:y="16.6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 draw:name="Shape9" draw:style-name="gr20" draw:text-style-name="P73" svg:width="0.325cm" svg:height="2.421cm" svg:x="11.853cm" svg:y="15.80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5" draw:name="Shape9" draw:style-name="gr21" draw:text-style-name="P76" svg:width="1.119cm" svg:height="1.962cm" svg:x="7.548cm" svg:y="6.9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6" draw:name="Shape9" draw:style-name="gr22" draw:text-style-name="P73" svg:width="0.989cm" svg:height="1.957cm" svg:x="11.613cm" svg:y="6.09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name="Shape9" draw:style-name="gr23" draw:text-style-name="P76" svg:width="0.272cm" svg:height="1.541cm" svg:x="7.832cm" svg:y="20.51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name="Shape9" draw:style-name="gr24" draw:text-style-name="P73" svg:width="0.186cm" svg:height="2.354cm" svg:x="11.86cm" svg:y="19.78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9" draw:name="Shape10" draw:style-name="gr25" draw:text-style-name="P76" svg:width="0.74cm" svg:height="4.592cm" svg:x="7.814cm" svg:y="10.525cm"><text:p/><draw:enhanced-geometry svg:viewBox="0 0 21600 21600" draw:text-areas="?f0 0 ?f2 ?f5" draw:type="down-arrow" draw:modifiers="15786.6028708134 5422.8813559322"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1" draw:name="Shape11" draw:style-name="gr26" draw:text-style-name="P77" svg:width="2.25cm" svg:height="2.296cm" svg:x="1.356cm" svg:y="7.798cm"><text:p/><draw:enhanced-geometry svg:viewBox="0 0 21600 21600" draw:glue-points="10800 0 3163 3163 0 10800 3163 18437 10800 21600 18437 18437 21600 10800 18437 3163" draw:text-areas="3163 3163 18437 18437" draw:type="smiley" draw:modifiers="17336.8421052632" draw:enhanced-path="U 10800 10800 10800 10800 0 360 Z N U 7305 7515 1000 1865 0 360 Z N U 14295 7515 1000 1865 0 360 Z N M 4870 ?f1 C 8680 ?f2 12920 ?f2 16730 ?f1 F N"><draw:equation draw:name="f0" draw:formula="$0 -14510"/><draw:equation draw:name="f1" draw:formula="18520-?f0 "/><draw:equation draw:name="f2" draw:formula="14510+?f0 "/><draw:handle draw:handle-position="10800 $0" draw:handle-range-y-minimum="14510" draw:handle-range-y-maximum="18520"/></draw:enhanced-geometry></draw:custom-shape><draw:custom-shape text:anchor-type="paragraph" draw:z-index="32" draw:name="Shape9" draw:style-name="gr27" draw:text-style-name="P76" svg:width="0.477cm" svg:height="1.225cm" svg:x="10.275cm" svg:y="13.89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3" draw:name="Shape9" draw:style-name="gr28" draw:text-style-name="P73" svg:width="0.477cm" svg:height="1.472cm" svg:x="8.973cm" svg:y="12.66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4" draw:name="Shape8" draw:style-name="gr29" draw:text-style-name="P72" svg:width="2.798cm" svg:height="2.147cm" svg:x="13.206cm" svg:y="14.208cm"><text:p text:style-name="P70">Enrichment</text:p><text:p text:style-name="P70">Resource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35" draw:name="Shape18" draw:style-name="gr10" draw:text-style-name="P75" svg:width="1.191cm" svg:height="0.394cm" svg:x="3.891cm" svg:y="12.91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Shape18" draw:style-name="gr30" draw:text-style-name="P75" svg:width="1.25cm" svg:height="0.392cm" svg:x="3.985cm" svg:y="14.556cm"><text:p/><draw:enhanced-geometry svg:viewBox="0 0 21600 21600" draw:mirror-horizontal="tru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7" draw:name="Shape14" draw:style-name="gr31" draw:text-style-name="P78" svg:width="4.01cm" svg:height="0.489cm" draw:transform="rotate (1.5707963267949) translate (5.40279166666667cm 15.3617083333333cm)"><draw:text-box><text:p><text:span text:style-name="T57">Control Bus</text:span></text:p></draw:text-box></draw:frame><draw:custom-shape text:anchor-type="paragraph" draw:z-index="38" draw:name="Shape15" draw:style-name="gr32" draw:text-style-name="P79" svg:width="2.964cm" svg:height="2.603cm" svg:x="0.933cm" svg:y="12.624cm"><text:p text:style-name="P70">Command, </text:p><text:p text:style-name="P70">Control &amp;</text:p><text:p text:style-name="P70">Monitor</text:p><draw:enhanced-geometry svg:viewBox="0 0 21600 21600" draw:type="rectangle" draw:enhanced-path="M 0 0 L 21600 0 21600 21600 0 21600 0 0 Z N"/></draw:custom-shape><draw:custom-shape text:anchor-type="paragraph" draw:z-index="39" draw:name="Shape13" draw:style-name="gr33" draw:text-style-name="P80" svg:width="0.556cm" svg:height="1.816cm" svg:x="1.568cm" svg:y="10.50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 draw:name="Shape13" draw:style-name="gr34" draw:text-style-name="P80" svg:width="0.556cm" svg:height="1.749cm" svg:x="2.574cm" svg:y="10.515cm"><text:p/><draw:enhanced-geometry svg:viewBox="0 0 21600 21600" draw:mirror-vertical="tru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1" draw:name="Shape9" draw:style-name="gr35" draw:text-style-name="P76" svg:width="1.119cm" svg:height="1.052cm" svg:x="8.666cm" svg:y="6.9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2" draw:name="Shape9" draw:style-name="gr36" draw:text-style-name="P73" svg:width="0.989cm" svg:height="1.955cm" svg:x="10.343cm" svg:y="6.99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Shape9" draw:style-name="gr37" draw:text-style-name="P76" svg:width="0.343cm" svg:height="1.541cm" svg:x="8.634cm" svg:y="16.6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name="Shape9" draw:style-name="gr38" draw:text-style-name="P73" svg:width="0.325cm" svg:height="2.273cm" svg:x="10.848cm" svg:y="16.68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 draw:name="Shape17" draw:style-name="gr9" draw:text-style-name="P75" svg:width="1.502cm" svg:height="0.368cm" svg:x="6.144cm" svg:y="11.35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Shape18" draw:style-name="gr10" draw:text-style-name="P75" svg:width="1.191cm" svg:height="0.394cm" svg:x="6.144cm" svg:y="12.96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Figure A: Proposed work flow</text:h>
      <text:h text:style-name="P62" text:outline-level="3">Key components and their characteristics:</text:h>
      <text:p text:style-name="P6"/>
      <text:h text:style-name="Heading_20_4" text:outline-level="4">Control bus. </text:h>
      <text:p text:style-name="P8">This <text:span text:style-name="T6">mechanism </text:span>carries command, control and configuration information from the controller to each component in the system, and monitoring <text:span text:style-name="T11">and notification </text:span>information from each component back to the controller. It is the mechanism that allows <text:span text:style-name="T6">e</text:span>ach component <text:span text:style-name="T6">to do only what is needed, for those needs to be changed on demand and the components to report what they are doing. </text:span></text:p>
      <text:p text:style-name="P8"><text:s text:c="2"/></text:p>
      <text:h text:style-name="Heading_20_4" text:outline-level="4">Stream Terminator: </text:h>
      <text:p text:style-name="P7"><text:span text:style-name="T8">One or more S</text:span>tream Terminator<text:span text:style-name="T8">s</text:span> <text:span text:style-name="T6">listen for interesting </text:span>events from one or more nodes <text:span text:style-name="T5">on one or more ports. Each is told what events are currently considered interesting through the control bus</text:span>. <text:span text:style-name="T8">They </text:span>extract the EVENT_PARAM_EVENT_ID from <text:span text:style-name="T5">all events received (bytes 4:7)</text:span>, and if it is an interesting Id, <text:span text:style-name="T9">it is pushed onto the buses for each relevant Interest Filter for that Id. Stream Terminators report information about their status and resource usage to interested parties by posting to the control bus. <text:s/></text:span></text:p>
      <text:p text:style-name="P6"/>
      <text:h text:style-name="Heading_20_4" text:outline-level="4">Interest Filter:</text:h>
      <text:p text:style-name="P13">Th<text:span text:style-name="T7">ese</text:span> component<text:span text:style-name="T7">s</text:span> listen for interesting events from one or more Stream Terminators. <text:span text:style-name="T8">They </text:span>extract the <text:span text:style-name="T9">EVENT_PARAM_GLOBAL_CELL_ID (bytes16:20) to identify the node it came from and the </text:span>EVENT_PARAM_ENBS1APID <text:span text:style-name="T10">(bytes 20:23) </text:span>and the EVENT_PARAM_RAC_UE_REF <text:span text:style-name="T10">(34:38) to determine which session it might be relevant to </text:span>and where appropriate the result code <text:span text:style-name="T11">is also extracted. These are used to determine</text:span> if the event <text:span text:style-name="T9">would be of interest to a consumer. Events for which an interested consumer can not be identified are sent to the Holding Bin until it is full when <text:s/>the least recently used will be dumped. Notifications about events with non-zero result codes from uninteresting nodes can be pushed to the Control Bus allowing the controller to decide if a Session Builder should take an interest in the relevant node, S1AP Id or RAC_UE_REF.</text:span></text:p>
      <text:p text:style-name="P9"/>
      <text:h text:style-name="P65" text:outline-level="4">Holding Bin:</text:h>
      <text:p text:style-name="P28">A short term storage facility for events not currently of interest to consumers. When interests change, session builders and other consumers can interrogate the holding bin for recent events that could now be classified as interesting. In this way, sessions prior to and including the trigger event can be built up without the overhead of having to process everything ‘just in case’. Given that 95% of valid sessions last less than 30 seconds, 98% last less than a minute and 99.45% last less than two minutes, the capacity of the holding bin need only be large enough to hold a few of minutes of output from the attached interest filters to be useful. Increasing sizes beyond that will offer diminishing returns <text:span text:style-name="T28">and al</text:span>though they can be made as large as the clients budget allows, higher capacities will take more effort and resources to populate, index and purge, so reducing the returns further. The data in the Holding Bin is time relevant data <text:span text:style-name="T28">and has </text:span>no recovery value so it should be in memory or on locally attached fast access media. There is no advantage to storing it remotely but there are a number of disadvantages associated with increased latency and IO throughput that would be nice to avoid if possible.</text:p>
      <text:p text:style-name="P10"/>
      <text:h text:style-name="P66" text:outline-level="4"><text:soft-page-break/>Session Builder: </text:h>
      <text:p text:style-name="P29">Standard Session builders listen for events from specific nodes and merge them into Session records as defined by the controller and their internal logic. These modules include auto-generated parsers that know how to decode each event to extract the fields used in the sessions though where possible, they do not decode fields that are not actually used. As a result, Session builders are specific to particular versions of nodes therefore it is necessary to be able to upgrade them in real time to reflect version changes with minimal loss of data. This is accomplished by following the procedure shown in Appendix One. Completed sessions are sent to one or more Distributors which are responsible for formatting and distributing them to the end-user consumers. The Session Builder would also have access to enrichment resources to support adding additional value to the sessions. </text:p>
      <text:p text:style-name="P30">Different Session builders could have different functionality such as that used by EBS-L where event data is aggregated to produce performance statistics. </text:p>
      <text:p text:style-name="P12"/>
      <text:h text:style-name="Heading_20_4" text:outline-level="4">Distributor:</text:h>
      <text:p text:style-name="P18">These components <text:span text:style-name="T15">listen for sessions from one or more </text:span>Session Builders and publish them to the destinations and in the <text:span text:style-name="T15">supported </text:span>formats that the consumer <text:span text:style-name="T15">has requested</text:span>. Like the others, these components get their configuration information from <text:span text:style-name="T14">and have access to </text:span>the control bus, <text:span text:style-name="T14">which also means they can determine the content of the data sessions they are acquiring and so can publish schema information appropriate to the format they are using along with the actual session data. This flexibility means that it is relatively simple to set up a system such that all sessions for a given node are written in one format to a given file, all sessions for a given region are published (in a different format) to a TCP port, and all sessions where a particular error <text:s/>state is detected are published with a different subset of information content in yet another format to yet another destination, which could result in a session for a specific node being sent to three consumers in three different formats. </text:span></text:p>
      <text:p text:style-name="P11"/>
      <text:h text:style-name="Heading_20_4" text:outline-level="4">Command, Control &amp; Monitor:</text:h>
      <text:p text:style-name="P19">This component provides the interaction between the system and the operator allowing the operator to monitor what is happening in the system and to change <text:span text:style-name="T19">what sessions are produced and what is in them and also to change how they are formatted and distributed. This tool is also used to administer the system. </text:span></text:p>
      <text:h text:style-name="P67" text:outline-level="4"><text:span text:style-name="T27">Implementing </text:span>Example use case:</text:h>
      <text:p text:style-name="P37">Local node optimisation. A network engineer wishes to monitor and improve <text:span text:style-name="T26">some characteristic of </text:span>a subset of nodes. <text:span text:style-name="T26">A session is designed to build the data that the engineer needs by selecting the events and their fields and indicating how they should be manipulated. The trigger conditions that start and end sessions are also specified. A Distributor is designed to format the sessions and deliver them to where they are required. Finally, the nodes that make up the subset in question are identified. The controller will take all this information and initiate new Interest Filters for the events involved, Session Builders for the data involved and Distributors for the output produced. The controller then instructs the Stream Terminators covering the nodes involved to feed interesting events to the new Interest Filters, which will feed the Session builders which will feed the Distributors which will supply the network engineer with the information they need to make informed decisions. </text:span></text:p>
      <text:h text:style-name="P61" text:outline-level="3"/>
      <text:h text:style-name="P63" text:outline-level="3">Design guidelines. </text:h>
      <text:p text:style-name="P31">Put very simplistically, all components take their input from one or more sources, apply transforms according to the current (changeable) configuration and write their output to one or more destinations. Command, control and configuration for the component is received via the control bus and progress, status and notifications are sent to the control bus. Additionally, the requirement for resilience means that communications via the control bus will have agreed confirmation, retry and timeout protocols, the exact details of which are not that important, but the <text:span text:style-name="T29">consequence</text:span> of these multiple parallel IO’s is that it imposes constraints on how the components can be coded as they must not block. This means all coders involved in the project must have at least modest familiarity with principles of concurrent programming, while code reviewers should have good competence in this area. The resulting software is more complex but it’s self contained component based nature actually makes it much easier and cheaper to maintain and reuse, especially since additional or changed functionality can be fully tested in isolation and incorporated into running systems with minimal risk or downtime. </text:p>
      <text:p text:style-name="P20"/>
      <text:p text:style-name="P22">When a component starts, it registers with the control bus to indicate its availability and capabilities <text:span text:style-name="T21">(eg, ASR session builder for 17.2 nodes, EBS aggregator for 18.Q3 nodes, Peter’s X2 timeout optimisation attempt for 17.1 nodes). </text:span><text:s/>The control bus gives <text:span text:style-name="T22">the component </text:span>its initial configuration which indicates what it should listen for and where, what it should do with what it detects, and where it should send its <text:span text:style-name="T24">outputs</text:span>. <text:span text:style-name="T21">The component will report its status and progress to the control bus on a regular basis, and may send notifications when particular triggers are detected. It will continue to monitor the control bus for updates to its configuration which it will implement as soon as practical. This commonality of function means that it will be possible to produce a component template that handles all the plumbing, messaging and multitasking, allowing solution developers to concentrate on the business logic, reducing development and maintenance costs further. This design approach also has the impact of minimising a components interaction with its environment meaning the component will behave identically however it is run, which has significant benefits during the development and testing life cycle. </text:span></text:p>
      <text:p text:style-name="P22"/>
      <text:p text:style-name="P26">Since the nature of the event data being processed is timely with old data having little or no value, backup and restore requirements are therefore reduced to the configuration information managed by the controller component and can be performed without bringing the system down. </text:p>
      <text:p text:style-name="P23"/>
      <text:p text:style-name="P32">A<text:span text:style-name="T30">nother</text:span> benefit of this approach is that as the business logic is completely separated from the infrastructure, so changing out one support tool for another just means changing the component template being used. <text:span text:style-name="T29">This</text:span> avoids vendor lock-in and makes supporting multiple deployment environments easy. If one customer wants AWS, another wants OpenStack and a third demands a bunch of networked Raspberry Pies, no problem, same application, slightly different component templates. <text:s/></text:p>
      <text:p text:style-name="P20"/>
      <text:p text:style-name="P5"/>
      <text:h text:style-name="P62" text:outline-level="3">Session Builders</text:h>
      <text:p text:style-name="Standard">Netw<text:span text:style-name="T31">orks consist of multiple nodes and usually multiple versions of each type of node. Fortunately, the output of each node type and version is described in a machine readable document called a 10dash. This can be parsed to automatically produce a tool that can decode the raw data from any given version of a node.</text:span></text:p>
      <text:p text:style-name="Standard"/>
      <text:p text:style-name="P33">1) Parse 10dash → raw schema</text:p>
      <text:p text:style-name="P33"/>
      <text:p text:style-name="P33">2) session builder ← raw schema + operator selections</text:p>
      <text:p text:style-name="P33"><text:tab/><text:tab/>→ session description including filtered schema</text:p>
      <text:p text:style-name="P33">3) parse raw data ← session description</text:p>
      <text:p text:style-name="P33"><text:tab/><text:tab/>→ sessions</text:p>
      <text:p text:style-name="P33"/>
      <text:p text:style-name="P33"/>
      <text:p text:style-name="P34">One advantage of this approach is that sessions produced in this way can be customised by the end user without requiring design input or software upgrades, which will greatly reduce the time to market for node upgrades. </text:p>
      <text:p text:style-name="P34">Another advantage is the fact that the sessions produced can be easily enriched either inline or as a post processing operation. For example it would be easy to produce sessions that include IMSI or other data not actually available at run-time, and have those fields updated for the sessions that require it at a later time when CTUM data became available.</text:p>
      <text:p text:style-name="Standard"/>
      <text:h text:style-name="P62" text:outline-level="3"><text:span text:style-name="T18">Appendix One: </text:span>Real time node version update process</text:h>
      <text:p text:style-name="P14"/>
      <text:p text:style-name="P14"/>
      <text:p text:style-name="P14"/>
      <text:p text:style-name="P14"><draw:frame draw:style-name="fr1" draw:name="Object1" text:anchor-type="paragraph" svg:width="14.208cm" svg:height="18.791cm" draw:z-index="45"><draw:object xlink:href="./Object 1" xlink:type="simple" xlink:show="embed" xlink:actuate="onLoad"/><draw:image xlink:href="./ObjectReplacements/Object 1" xlink:type="simple" xlink:show="embed" xlink:actuate="onLoad"/></draw:frame></text:p>
      <text:p text:style-name="P14">Controller informs Interest Filter that change is coming to one or more nodes. </text:p>
      <text:p text:style-name="P14">Interest Filter routes events for affected nodes to Holding bin in addition to current consumers</text:p>
      <text:p text:style-name="P14">Controller <text:span text:style-name="T13">instantiates</text:span> new Session builder if required and waits for it to confirm <text:span text:style-name="T13">availability</text:span></text:p>
      <text:p text:style-name="P14">Controller informs old Session builder to stop handling affected nodes </text:p>
      <text:p text:style-name="P14">Old Session builder will not create new sessions for existing nodes but will will continue to process <text:s/>existing sessions. </text:p>
      <text:p text:style-name="P15"><text:soft-page-break/>Old session will inform <text:span text:style-name="T12">controller of </text:span>number of open sessions for affected nodes.</text:p>
      <text:p text:style-name="P16">Controller will inform new Session to start processing affected nodes from Interest Filter. </text:p>
      <text:p text:style-name="P16">New Session will interrogate holding bin for relevant events and start new sessions but ignore sessions not explicitly opened. </text:p>
      <text:p text:style-name="P16">Controller will inform Interest Filter that new <text:span text:style-name="T13">S</text:span>ession is responsible for affected nodes</text:p>
      <text:p text:style-name="P16">Interest Filter adds <text:span text:style-name="T13">n</text:span>ew Session to consumer list <text:span text:style-name="T13">and removes Holding Bin</text:span>. </text:p>
      <text:p text:style-name="P16">When old session reports no open sessions <text:span text:style-name="T13">(or after timeout)</text:span>, controller will inform <text:span text:style-name="T13">New session that it has full responsibility, and inform </text:span>Interest Filter to remove <text:span text:style-name="T13">old Session as </text:span>consumer. </text:p>
      <text:p text:style-name="P17">New session will now handle session not explicitly opened. </text:p>
      <text:p text:style-name="P17">If old Session is not handling any nodes, it can be taken off line and its resources returned to general availabilit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6f3b5b" officeooo:paragraph-rsid="006f3b5b"/>
    </style:style>
    <style:style style:name="MT1" style:family="text">
      <style:text-properties officeooo:rsid="0071853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Early </text:span>Draft – not for sharing. <text:tab/><text:tab/>Paul Smith. August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4:11:39.872025517</meta:creation-date>
    <dc:date>2018-11-16T17:09:41.486526291</dc:date>
    <meta:editing-duration>P2DT2H33M</meta:editing-duration>
    <meta:editing-cycles>24</meta:editing-cycles>
    <meta:generator>LibreOffice/6.1.3.2$Linux_X86_64 LibreOffice_project/10$Build-2</meta:generator>
    <meta:document-statistic meta:table-count="0" meta:image-count="0" meta:object-count="1" meta:page-count="11" meta:paragraph-count="91" meta:word-count="3949" meta:character-count="24169" meta:non-whitespace-character-count="202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14mm"/>
    </style:style>
    <style:style style:name="co2" style:family="table-column">
      <style:table-column-properties fo:break-before="auto" style:column-width="24.99mm"/>
    </style:style>
    <style:style style:name="co3" style:family="table-column">
      <style:table-column-properties fo:break-before="auto" style:column-width="9.4mm"/>
    </style:style>
    <style:style style:name="co4" style:family="table-column">
      <style:table-column-properties fo:break-before="auto" style:column-width="23.51mm"/>
    </style:style>
    <style:style style:name="co5" style:family="table-column">
      <style:table-column-properties fo:break-before="auto" style:column-width="11.38mm"/>
    </style:style>
    <style:style style:name="co6" style:family="table-column">
      <style:table-column-properties fo:break-before="auto" style:column-width="25.24mm"/>
    </style:style>
    <style:style style:name="co7" style:family="table-column">
      <style:table-column-properties fo:break-before="auto" style:column-width="9.9mm"/>
    </style:style>
    <style:style style:name="co8" style:family="table-column">
      <style:table-column-properties fo:break-before="auto" style:column-width="22.58mm"/>
    </style:style>
    <style:style style:name="co9" style:family="table-column">
      <style:table-column-properties fo:break-before="auto" style:column-width="4.94mm"/>
    </style:style>
    <style:style style:name="ro1" style:family="table-row">
      <style:table-row-properties style:row-height="4.52mm" fo:break-before="auto" style:use-optimal-row-height="true"/>
    </style:style>
    <style:style style:name="ro2" style:family="table-row">
      <style:table-row-properties style:row-height="4.57mm" fo:break-before="auto" style:use-optimal-row-height="true"/>
    </style:style>
    <style:style style:name="ro3" style:family="table-row">
      <style:table-row-properties style:row-height="8.64mm" fo:break-before="auto" style:use-optimal-row-height="true"/>
    </style:style>
    <style:style style:name="ro4" style:family="table-row">
      <style:table-row-properties style:row-height="12.74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fo:border-left="none" fo:border-right="none" fo:border-top="none"/>
    </style:style>
    <style:style style:name="ce10" style:family="table-cell" style:parent-style-name="Default">
      <style:table-cell-properties fo:background-color="#999999" style:text-align-source="fix" style:repeat-content="false" style:vertical-align="middle"/>
      <style:paragraph-properties fo:text-align="center"/>
    </style:style>
    <style:style style:name="ce11" style:family="table-cell" style:parent-style-name="Default">
      <style:table-cell-properties fo:background-color="#b2b2b2"/>
    </style:style>
    <style:style style:name="ce12" style:family="table-cell" style:parent-style-name="Default">
      <style:table-cell-properties fo:background-color="#b2b2b2"/>
      <style:text-properties style:text-underline-style="none"/>
    </style:style>
    <style:style style:name="ce13" style:family="table-cell" style:parent-style-name="Default">
      <style:table-cell-properties fo:background-color="transparent"/>
      <style:text-properties style:text-underline-style="none"/>
    </style:style>
    <style:style style:name="ce14" style:family="table-cell" style:parent-style-name="Default">
      <style:table-cell-properties fo:border-bottom="0.06pt solid #000000" style:text-align-source="fix" style:repeat-content="false" fo:wrap-option="wrap" fo:border-left="none" fo:border-right="none" fo:border-top="none"/>
      <style:paragraph-properties fo:text-align="start" fo:margin-left="0mm"/>
    </style:style>
    <style:style style:name="ce15" style:family="table-cell" style:parent-style-name="Default">
      <style:table-cell-properties fo:border-bottom="none" fo:background-color="#fdc578" fo:wrap-option="wrap" fo:border-left="0.06pt solid #000000" fo:border-right="none" fo:border-top="none"/>
    </style:style>
    <style:style style:name="ce16" style:family="table-cell" style:parent-style-name="Default">
      <style:table-cell-properties fo:border-bottom="none" fo:background-color="#fdc578" style:text-align-source="fix" style:repeat-content="false" fo:wrap-option="wrap" fo:border-left="0.06pt solid #000000" fo:border-right="none" fo:border-top="none"/>
      <style:paragraph-properties fo:text-align="center" fo:margin-left="0mm"/>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style:paragraph-properties fo:text-align="center" fo:margin-left="0mm"/>
    </style:style>
    <style:style style:name="ce19" style:family="table-cell" style:parent-style-name="Default">
      <style:table-cell-properties fo:background-color="#999999"/>
    </style:style>
    <style:style style:name="ce2" style:family="table-cell" style:parent-style-name="Default">
      <style:table-cell-properties fo:border-bottom="none" fo:background-color="#bce4e5" fo:border-left="0.06pt solid #000000" fo:border-right="none" fo:border-top="none"/>
    </style:style>
    <style:style style:name="ce20"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start" fo:margin-left="0mm"/>
    </style:style>
    <style:style style:name="ce21" style:family="table-cell" style:parent-style-name="Default" style:data-style-name="N100">
      <style:table-cell-properties fo:border-bottom="none" fo:background-color="#fdc578" fo:wrap-option="wrap" fo:border-left="0.06pt solid #000000" fo:border-right="none" fo:border-top="none"/>
    </style:style>
    <style:style style:name="ce22" style:family="table-cell" style:parent-style-name="Default" style:data-style-name="N100">
      <style:table-cell-properties fo:border-bottom="none" fo:background-color="#fdc578" style:text-align-source="fix" style:repeat-content="false" fo:wrap-option="wrap" fo:border-left="0.06pt solid #000000" fo:border-right="none" fo:border-top="none"/>
      <style:paragraph-properties fo:text-align="center" fo:margin-left="0mm"/>
    </style:style>
    <style:style style:name="ce23" style:family="table-cell" style:parent-style-name="Default" style:data-style-name="N100">
      <style:table-cell-properties fo:wrap-option="wrap"/>
    </style:style>
    <style:style style:name="ce24" style:family="table-cell" style:parent-style-name="Default" style:data-style-name="N100">
      <style:table-cell-properties fo:border-bottom="0.06pt solid #000000" fo:wrap-option="wrap" fo:border-left="none" fo:border-right="none" fo:border-top="none"/>
    </style:style>
    <style:style style:name="ce25" style:family="table-cell" style:parent-style-name="Default" style:data-style-name="N100">
      <style:table-cell-properties fo:border-bottom="none" fo:background-color="#adc5e7" fo:wrap-option="wrap" fo:border-left="0.06pt solid #000000" fo:border-right="0.06pt solid #000000" fo:border-top="none"/>
    </style:style>
    <style:style style:name="ce3" style:family="table-cell" style:parent-style-name="Default">
      <style:table-cell-properties fo:border-bottom="none" fo:background-color="#b2b2b2" style:text-align-source="fix" style:repeat-content="false" fo:border-left="0.06pt solid #000000" fo:border-right="none" fo:border-top="none" style:vertical-align="middle"/>
      <style:paragraph-properties fo:text-align="center" fo:margin-left="0mm"/>
    </style:style>
    <style:style style:name="ce4" style:family="table-cell" style:parent-style-name="Default">
      <style:table-cell-properties fo:border-bottom="none" fo:background-color="#bce4e5" fo:border-left="0.06pt solid #000000" fo:border-right="0.06pt solid #000000" fo:border-top="none"/>
    </style:style>
    <style:style style:name="ce5" style:family="table-cell" style:parent-style-name="Default">
      <style:table-cell-properties fo:border-bottom="none" fo:background-color="#b2b2b2" style:text-align-source="fix" style:repeat-content="false" fo:border-left="0.06pt solid #000000" fo:border-right="none" fo:border-top="none" style:vertical-align="middle"/>
      <style:paragraph-properties fo:text-align="center"/>
    </style:style>
    <style:style style:name="ce6" style:family="table-cell" style:parent-style-name="Default">
      <style:table-cell-properties fo:border-bottom="none" fo:background-color="#b2b2b2" fo:border-left="0.06pt solid #000000" fo:border-right="none" fo:border-top="none"/>
    </style:style>
    <style:style style:name="ce7" style:family="table-cell" style:parent-style-name="Default">
      <style:table-cell-properties fo:border-bottom="none" fo:background-color="#b2b2b2" fo:border-left="0.06pt solid #000000" fo:border-right="none" fo:border-top="none"/>
      <style:text-properties style:text-underline-style="none"/>
    </style:style>
    <style:style style:name="ce8" style:family="table-cell" style:parent-style-name="Default">
      <style:table-cell-properties fo:border-bottom="none" fo:background-color="#bce4e5" fo:wrap-option="wrap" fo:border-left="0.06pt solid #000000" fo:border-right="0.06pt solid #000000" fo:border-top="none"/>
    </style:style>
    <style:style style:name="ce9" style:family="table-cell" style:parent-style-name="Default">
      <style:table-cell-properties fo:background-color="#999999" style:text-align-source="fix" style:repeat-content="false" style:vertical-align="middle"/>
      <style:paragraph-properties fo:text-align="center" fo:margin-left="0mm"/>
    </style:style>
    <style:style style:name="ce49" style:family="table-cell" style:parent-style-name="Default">
      <style:table-cell-properties fo:border-bottom="0.06pt solid #000000" fo:border-left="none" fo:border-right="none" fo:border-top="none"/>
    </style:style>
    <style:style style:name="ce50" style:family="table-cell" style:parent-style-name="Default">
      <style:table-cell-properties fo:border-bottom="none" fo:background-color="#bce4e5" fo:border-left="0.06pt solid #000000" fo:border-right="none" fo:border-top="none"/>
    </style:style>
    <style:style style:name="ce51" style:family="table-cell" style:parent-style-name="Default">
      <style:table-cell-properties fo:border-bottom="none" fo:background-color="#b2b2b2" style:text-align-source="fix" style:repeat-content="false" fo:border-left="0.06pt solid #000000" fo:border-right="none" fo:border-top="none" style:vertical-align="middle"/>
      <style:paragraph-properties fo:text-align="center" fo:margin-left="0mm"/>
    </style:style>
    <style:style style:name="ce52" style:family="table-cell" style:parent-style-name="Default">
      <style:table-cell-properties fo:border-bottom="none" fo:background-color="#bce4e5" fo:border-left="0.06pt solid #000000" fo:border-right="0.06pt solid #000000" fo:border-top="none"/>
    </style:style>
    <style:style style:name="ce53" style:family="table-cell" style:parent-style-name="Default">
      <style:table-cell-properties fo:border-bottom="none" fo:background-color="#b2b2b2" style:text-align-source="fix" style:repeat-content="false" fo:border-left="0.06pt solid #000000" fo:border-right="none" fo:border-top="none" style:vertical-align="middle"/>
      <style:paragraph-properties fo:text-align="center"/>
    </style:style>
    <style:style style:name="ce54" style:family="table-cell" style:parent-style-name="Default">
      <style:table-cell-properties fo:border-bottom="none" fo:background-color="#b2b2b2" fo:border-left="0.06pt solid #000000" fo:border-right="none" fo:border-top="none"/>
    </style:style>
    <style:style style:name="ce55" style:family="table-cell" style:parent-style-name="Default">
      <style:table-cell-properties fo:border-bottom="none" fo:background-color="#b2b2b2" fo:border-left="0.06pt solid #000000" fo:border-right="none" fo:border-top="none"/>
      <style:text-properties style:text-underline-style="none"/>
    </style:style>
    <style:style style:name="ce56" style:family="table-cell" style:parent-style-name="Default">
      <style:table-cell-properties fo:border-bottom="none" fo:background-color="#bce4e5" fo:wrap-option="wrap" fo:border-left="0.06pt solid #000000" fo:border-right="0.06pt solid #000000" fo:border-top="none"/>
    </style:style>
    <style:style style:name="ce57" style:family="table-cell" style:parent-style-name="Default">
      <style:table-cell-properties fo:background-color="#999999" style:text-align-source="fix" style:repeat-content="false" style:vertical-align="middle"/>
      <style:paragraph-properties fo:text-align="center" fo:margin-left="0mm"/>
    </style:style>
    <style:style style:name="ce58" style:family="table-cell" style:parent-style-name="Default">
      <style:table-cell-properties fo:background-color="#999999" style:text-align-source="fix" style:repeat-content="false" style:vertical-align="middle"/>
      <style:paragraph-properties fo:text-align="center"/>
    </style:style>
    <style:style style:name="ce59" style:family="table-cell" style:parent-style-name="Default">
      <style:table-cell-properties fo:background-color="#b2b2b2"/>
    </style:style>
    <style:style style:name="ce60" style:family="table-cell" style:parent-style-name="Default">
      <style:table-cell-properties fo:background-color="#b2b2b2"/>
      <style:text-properties style:text-underline-style="none"/>
    </style:style>
    <style:style style:name="ce61" style:family="table-cell" style:parent-style-name="Default">
      <style:table-cell-properties fo:background-color="transparent"/>
      <style:text-properties style:text-underline-style="none"/>
    </style:style>
    <style:style style:name="ce62" style:family="table-cell" style:parent-style-name="Default">
      <style:table-cell-properties fo:border-bottom="0.06pt solid #000000" style:text-align-source="fix" style:repeat-content="false" fo:wrap-option="wrap" fo:border-left="none" fo:border-right="none" fo:border-top="none"/>
      <style:paragraph-properties fo:text-align="start" fo:margin-left="0mm"/>
    </style:style>
    <style:style style:name="ce63" style:family="table-cell" style:parent-style-name="Default">
      <style:table-cell-properties fo:border-bottom="none" fo:background-color="#fdc578" fo:wrap-option="wrap" fo:border-left="0.06pt solid #000000" fo:border-right="none" fo:border-top="none"/>
    </style:style>
    <style:style style:name="ce64" style:family="table-cell" style:parent-style-name="Default">
      <style:table-cell-properties fo:border-bottom="none" fo:background-color="#fdc578" style:text-align-source="fix" style:repeat-content="false" fo:wrap-option="wrap" fo:border-left="0.06pt solid #000000" fo:border-right="none" fo:border-top="none"/>
      <style:paragraph-properties fo:text-align="center" fo:margin-left="0mm"/>
    </style:style>
    <style:style style:name="ce65" style:family="table-cell" style:parent-style-name="Default">
      <style:table-cell-properties fo:wrap-option="wrap"/>
    </style:style>
    <style:style style:name="ce66" style:family="table-cell" style:parent-style-name="Default">
      <style:table-cell-properties style:text-align-source="fix" style:repeat-content="false"/>
      <style:paragraph-properties fo:text-align="center" fo:margin-left="0mm"/>
    </style:style>
    <style:style style:name="ce67" style:family="table-cell" style:parent-style-name="Default">
      <style:table-cell-properties fo:background-color="#999999"/>
    </style:style>
    <style:style style:name="ce68" style:family="table-cell" style:parent-style-name="Default" style:data-style-name="N100">
      <style:table-cell-properties fo:border-bottom="0.06pt solid #000000" style:text-align-source="fix" style:repeat-content="false" fo:wrap-option="wrap" fo:border-left="none" fo:border-right="none" fo:border-top="none"/>
      <style:paragraph-properties fo:text-align="start" fo:margin-left="0mm"/>
    </style:style>
    <style:style style:name="ce69" style:family="table-cell" style:parent-style-name="Default" style:data-style-name="N100">
      <style:table-cell-properties fo:border-bottom="none" fo:background-color="#fdc578" fo:wrap-option="wrap" fo:border-left="0.06pt solid #000000" fo:border-right="none" fo:border-top="none"/>
    </style:style>
    <style:style style:name="ce70" style:family="table-cell" style:parent-style-name="Default" style:data-style-name="N100">
      <style:table-cell-properties fo:border-bottom="none" fo:background-color="#fdc578" style:text-align-source="fix" style:repeat-content="false" fo:wrap-option="wrap" fo:border-left="0.06pt solid #000000" fo:border-right="none" fo:border-top="none"/>
      <style:paragraph-properties fo:text-align="center" fo:margin-left="0mm"/>
    </style:style>
    <style:style style:name="ce71" style:family="table-cell" style:parent-style-name="Default" style:data-style-name="N100">
      <style:table-cell-properties fo:wrap-option="wrap"/>
    </style:style>
    <style:style style:name="ce72" style:family="table-cell" style:parent-style-name="Default" style:data-style-name="N100">
      <style:table-cell-properties fo:border-bottom="0.06pt solid #000000" fo:wrap-option="wrap" fo:border-left="none" fo:border-right="none" fo:border-top="none"/>
    </style:style>
    <style:style style:name="ce73" style:family="table-cell" style:parent-style-name="Default" style:data-style-name="N100">
      <style:table-cell-properties fo:border-bottom="none" fo:background-color="#adc5e7" fo:wrap-option="wrap" fo:border-left="0.06pt solid #000000"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50"/>
        <table:table-column table:style-name="co3" table:default-cell-style-name="Default"/>
        <table:table-column table:style-name="co4" table:default-cell-style-name="ce63"/>
        <table:table-column table:style-name="co5" table:default-cell-style-name="Default"/>
        <table:table-column table:style-name="co6" table:default-cell-style-name="ce69"/>
        <table:table-column table:style-name="co7" table:default-cell-style-name="Default"/>
        <table:table-column table:style-name="co8" table:default-cell-style-name="ce73"/>
        <table:table-column table:style-name="co9" table:default-cell-style-name="Default"/>
        <table:table-row table:style-name="ro1" table:number-rows-repeated="2">
          <table:table-cell/>
          <table:table-cell table:style-name="Default"/>
          <table:table-cell/>
          <table:table-cell table:style-name="Default"/>
          <table:table-cell/>
          <table:table-cell table:style-name="Default"/>
          <table:table-cell/>
          <table:table-cell table:style-name="Default"/>
          <table:table-cell/>
        </table:table-row>
        <table:table-row table:style-name="ro2">
          <table:table-cell/>
          <table:table-cell table:style-name="ce49" office:value-type="string" calcext:value-type="string">
            <text:p>Controller</text:p>
          </table:table-cell>
          <table:table-cell table:style-name="ce49"/>
          <table:table-cell table:style-name="ce62" office:value-type="string" calcext:value-type="string">
            <text:p>old SB</text:p>
          </table:table-cell>
          <table:table-cell table:style-name="ce49"/>
          <table:table-cell table:style-name="ce68" office:value-type="string" calcext:value-type="string">
            <text:p>new SB</text:p>
          </table:table-cell>
          <table:table-cell table:style-name="ce49"/>
          <table:table-cell table:style-name="ce72" office:value-type="string" calcext:value-type="string">
            <text:p>Interest Filter</text:p>
          </table:table-cell>
          <table:table-cell/>
        </table:table-row>
        <table:table-row table:style-name="ro1">
          <table:table-cell table:number-columns-repeated="9"/>
        </table:table-row>
        <table:table-row table:style-name="ro1">
          <table:table-cell/>
          <table:table-cell table:style-name="ce51" office:value-type="string" calcext:value-type="string" table:number-columns-spanned="6" table:number-rows-spanned="1">
            <text:p>-&gt; <text:s/>Node Change Start <text:s/>-&gt;</text:p>
          </table:table-cell>
          <table:covered-table-cell table:style-name="ce57"/>
          <table:covered-table-cell table:style-name="ce64"/>
          <table:covered-table-cell table:style-name="ce66"/>
          <table:covered-table-cell table:style-name="ce70"/>
          <table:covered-table-cell table:style-name="ce66"/>
          <table:table-cell table:number-columns-repeated="2"/>
        </table:table-row>
        <table:table-row table:style-name="ro3">
          <table:table-cell table:number-columns-repeated="7"/>
          <table:table-cell office:value-type="string" calcext:value-type="string">
            <text:p>Route node traffic to HB</text:p>
          </table:table-cell>
          <table:table-cell/>
        </table:table-row>
        <table:table-row table:style-name="ro1">
          <table:table-cell/>
          <table:table-cell table:style-name="ce52" office:value-type="string" calcext:value-type="string">
            <text:p>Optional</text:p>
          </table:table-cell>
          <table:table-cell table:number-columns-repeated="7"/>
        </table:table-row>
        <table:table-row table:style-name="ro1">
          <table:table-cell/>
          <table:table-cell table:style-name="ce53" office:value-type="string" calcext:value-type="string" table:number-columns-spanned="4" table:number-rows-spanned="1">
            <text:p>-&gt; Session Start -&gt;</text:p>
          </table:table-cell>
          <table:covered-table-cell table:style-name="ce58"/>
          <table:covered-table-cell/>
          <table:covered-table-cell table:style-name="ce67"/>
          <table:table-cell table:number-columns-repeated="4"/>
        </table:table-row>
        <table:table-row table:style-name="ro2">
          <table:table-cell table:number-columns-repeated="5"/>
          <table:table-cell office:value-type="string" calcext:value-type="string">
            <text:p>Start new SB</text:p>
          </table:table-cell>
          <table:table-cell table:number-columns-repeated="3"/>
        </table:table-row>
        <table:table-row table:style-name="ro1">
          <table:table-cell/>
          <table:table-cell table:style-name="ce54" office:value-type="string" calcext:value-type="string">
            <text:p>-&gt; Node Stop -&gt;</text:p>
          </table:table-cell>
          <table:table-cell table:style-name="ce59"/>
          <table:table-cell table:number-columns-repeated="6"/>
        </table:table-row>
        <table:table-row table:style-name="ro4">
          <table:table-cell table:number-columns-repeated="3"/>
          <table:table-cell office:value-type="string" calcext:value-type="string">
            <text:p>Create no new sessions for node</text:p>
          </table:table-cell>
          <table:table-cell table:number-columns-repeated="5"/>
        </table:table-row>
        <table:table-row table:style-name="ro3">
          <table:table-cell table:number-columns-repeated="3"/>
          <table:table-cell office:value-type="string" calcext:value-type="string">
            <text:p>Report open sessions</text:p>
          </table:table-cell>
          <table:table-cell table:number-columns-repeated="5"/>
        </table:table-row>
        <table:table-row table:style-name="ro1">
          <table:table-cell/>
          <table:table-cell table:style-name="ce55" office:value-type="string" calcext:value-type="string">
            <text:p>&lt;-- # open &lt; -</text:p>
          </table:table-cell>
          <table:table-cell table:style-name="ce60"/>
          <table:table-cell table:number-columns-repeated="6"/>
        </table:table-row>
        <table:table-row table:style-name="ro1">
          <table:table-cell table:number-columns-repeated="9"/>
        </table:table-row>
        <table:table-row table:style-name="ro1">
          <table:table-cell/>
          <table:table-cell table:style-name="ce53" office:value-type="string" calcext:value-type="string" table:number-columns-spanned="4" table:number-rows-spanned="1">
            <text:p>-&gt; Node Start -&gt;</text:p>
          </table:table-cell>
          <table:covered-table-cell table:style-name="ce58"/>
          <table:covered-table-cell/>
          <table:covered-table-cell table:style-name="ce67"/>
          <table:table-cell table:number-columns-repeated="4"/>
        </table:table-row>
        <table:table-row table:style-name="ro4">
          <table:table-cell table:number-columns-repeated="5"/>
          <table:table-cell office:value-type="string" calcext:value-type="string">
            <text:p>Check HB and start new sessions</text:p>
          </table:table-cell>
          <table:table-cell table:number-columns-repeated="3"/>
        </table:table-row>
        <table:table-row table:style-name="ro1">
          <table:table-cell/>
          <table:table-cell table:style-name="ce51" office:value-type="string" calcext:value-type="string" table:number-columns-spanned="6" table:number-rows-spanned="1">
            <text:p>-&gt; node to new Session -&gt;</text:p>
          </table:table-cell>
          <table:covered-table-cell table:style-name="ce57"/>
          <table:covered-table-cell table:style-name="ce64"/>
          <table:covered-table-cell table:style-name="ce66"/>
          <table:covered-table-cell table:style-name="ce70"/>
          <table:covered-table-cell table:style-name="ce66"/>
          <table:table-cell table:number-columns-repeated="2"/>
        </table:table-row>
        <table:table-row table:style-name="ro4">
          <table:table-cell table:number-columns-repeated="7"/>
          <table:table-cell office:value-type="string" calcext:value-type="string">
            <text:p>Route node traffic to New SB</text:p>
          </table:table-cell>
          <table:table-cell/>
        </table:table-row>
        <table:table-row table:style-name="ro3">
          <table:table-cell table:number-columns-repeated="7"/>
          <table:table-cell office:value-type="string" calcext:value-type="string">
            <text:p>Stop routing to HB</text:p>
          </table:table-cell>
          <table:table-cell/>
        </table:table-row>
        <table:table-row table:style-name="ro3">
          <table:table-cell table:number-columns-repeated="3"/>
          <table:table-cell office:value-type="string" calcext:value-type="string">
            <text:p>Report open sessions</text:p>
          </table:table-cell>
          <table:table-cell table:number-columns-repeated="5"/>
        </table:table-row>
        <table:table-row table:style-name="ro1">
          <table:table-cell/>
          <table:table-cell table:style-name="ce55" office:value-type="string" calcext:value-type="string">
            <text:p>&lt;-- # open <text:s/>&lt; -</text:p>
          </table:table-cell>
          <table:table-cell table:style-name="ce60"/>
          <table:table-cell table:number-columns-repeated="6"/>
        </table:table-row>
        <table:table-row table:style-name="ro3">
          <table:table-cell/>
          <table:table-cell table:style-name="ce56" office:value-type="string" calcext:value-type="string">
            <text:p>If # = 0 (or timeout)</text:p>
          </table:table-cell>
          <table:table-cell table:style-name="ce61"/>
          <table:table-cell table:number-columns-repeated="6"/>
        </table:table-row>
        <table:table-row table:style-name="ro1">
          <table:table-cell/>
          <table:table-cell table:style-name="ce53" office:value-type="string" calcext:value-type="string" table:number-columns-spanned="4" table:number-rows-spanned="1">
            <text:p>-&gt; Node Full -&gt;</text:p>
          </table:table-cell>
          <table:covered-table-cell table:style-name="ce58"/>
          <table:covered-table-cell table:number-columns-repeated="2"/>
          <table:table-cell table:number-columns-repeated="4"/>
        </table:table-row>
        <table:table-row table:style-name="ro4">
          <table:table-cell table:number-columns-repeated="5"/>
          <table:table-cell office:value-type="string" calcext:value-type="string">
            <text:p>Full responsibility for node</text:p>
          </table:table-cell>
          <table:table-cell table:number-columns-repeated="3"/>
        </table:table-row>
        <table:table-row table:style-name="ro1">
          <table:table-cell/>
          <table:table-cell table:style-name="ce51" office:value-type="string" calcext:value-type="string" table:number-columns-spanned="6" table:number-rows-spanned="1">
            <text:p>-&gt; <text:s/>Node Change End <text:s/>-&gt;</text:p>
          </table:table-cell>
          <table:covered-table-cell table:style-name="ce57"/>
          <table:covered-table-cell table:number-columns-repeated="4"/>
          <table:table-cell table:number-columns-repeated="2"/>
        </table:table-row>
        <table:table-row table:style-name="ro3">
          <table:table-cell table:number-columns-repeated="7"/>
          <table:table-cell office:value-type="string" calcext:value-type="string">
            <text:p>Stop routing to old SB</text:p>
          </table:table-cell>
          <table:table-cell/>
        </table:table-row>
        <table:table-row table:style-name="ro1">
          <table:table-cell/>
          <table:table-cell table:style-name="ce54" office:value-type="string" calcext:value-type="string">
            <text:p>-&gt; Node End -&gt;</text:p>
          </table:table-cell>
          <table:table-cell table:style-name="ce59"/>
          <table:table-cell table:number-columns-repeated="6"/>
        </table:table-row>
        <table:table-row table:style-name="ro4">
          <table:table-cell table:number-columns-repeated="3"/>
          <table:table-cell office:value-type="string" calcext:value-type="string">
            <text:p>No further interest in node</text:p>
          </table:table-cell>
          <table:table-cell table:number-columns-repeated="5"/>
        </table:table-row>
        <table:table-row table:style-name="ro1">
          <table:table-cell/>
          <table:table-cell table:style-name="Default"/>
          <table:table-cell/>
          <table:table-cell table:style-name="ce65"/>
          <table:table-cell/>
          <table:table-cell table:style-name="ce71"/>
          <table:table-cell/>
          <table:table-cell table:style-name="ce71"/>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09">00/00/0000</text:date>, <text:time style:data-style-name="N2" text:time-value="16:24:29.63868968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